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row table:style-name="ro1">
          <table:table-cell office:value-type="string">
            <text:p>NORMAL</text:p>
          </table:table-cell>
          <table:table-cell office:value-type="string">
            <text:p>g = 11</text:p>
          </table:table-cell>
          <table:table-cell office:value-type="string">
            <text:p>g = 539</text:p>
          </table:table-cell>
          <table:table-cell office:value-type="string">
            <text:p>g = 8624</text:p>
          </table:table-cell>
          <table:table-cell/>
          <table:table-cell office:value-type="string">
            <text:p>LOG</text:p>
          </table:table-cell>
          <table:table-cell office:value-type="string">
            <text:p>g = 11</text:p>
          </table:table-cell>
          <table:table-cell office:value-type="string">
            <text:p>g = 539</text:p>
          </table:table-cell>
          <table:table-cell office:value-type="string">
            <text:p>g = 8624</text:p>
          </table:table-cell>
          <table:table-cell/>
          <table:table-cell office:value-type="string">
            <text:p>Algo naif</text:p>
          </table:table-cell>
          <table:table-cell office:value-type="string">
            <text:p>g = 11</text:p>
          </table:table-cell>
          <table:table-cell office:value-type="string">
            <text:p>g = 539</text:p>
          </table:table-cell>
          <table:table-cell office:value-type="string">
            <text:p>g = 8624</text:p>
          </table:table-cell>
          <table:table-cell/>
          <table:table-cell office:value-type="string">
            <text:p>Moyenne</text:p>
          </table:table-cell>
          <table:table-cell office:value-type="string">
            <text:p>Algorithme naïf </text:p>
          </table:table-cell>
        </table:table-row>
        <table:table-row table:style-name="ro1">
          <table:table-cell office:value-type="float" office:value="10009">
            <text:p>10009</text:p>
          </table:table-cell>
          <table:table-cell table:number-columns-repeated="3" office:value-type="float" office:value="0.00001">
            <text:p>0.00001</text:p>
          </table:table-cell>
          <table:table-cell/>
          <table:table-cell table:formula="of:=LOG([.A2])" office:value-type="float" office:value="4.00039068924991">
            <text:p>4.0003906892</text:p>
          </table:table-cell>
          <table:table-cell table:formula="of:=LOG([.B2])" office:value-type="float" office:value="-5">
            <text:p>-5</text:p>
          </table:table-cell>
          <table:table-cell table:formula="of:=LOG([.C2])" office:value-type="float" office:value="-5">
            <text:p>-5</text:p>
          </table:table-cell>
          <table:table-cell table:formula="of:=LOG([.D2])" office:value-type="float" office:value="-5">
            <text:p>-5</text:p>
          </table:table-cell>
          <table:table-cell table:number-columns-repeated="2"/>
          <table:table-cell table:style-name="ce1" office:value-type="float" office:value="0.00001">
            <text:p>1.00E-005</text:p>
          </table:table-cell>
          <table:table-cell office:value-type="float" office:value="0.015625">
            <text:p>0.015625</text:p>
          </table:table-cell>
          <table:table-cell table:style-name="ce1" office:value-type="float" office:value="0.00001">
            <text:p>1.00E-005</text:p>
          </table:table-cell>
          <table:table-cell/>
          <table:table-cell table:formula="of:=([.L2]+[.M2]+[.N2])/3" office:value-type="float" office:value="0.005215">
            <text:p>0.005215</text:p>
          </table:table-cell>
          <table:table-cell table:formula="of:=LOG([.P2])" office:value-type="float" office:value="-2.28274568723745">
            <text:p>-2.2827456872</text:p>
          </table:table-cell>
        </table:table-row>
        <table:table-row table:style-name="ro1">
          <table:table-cell office:value-type="float" office:value="50069">
            <text:p>50069</text:p>
          </table:table-cell>
          <table:table-cell table:number-columns-repeated="3" office:value-type="float" office:value="0.00001">
            <text:p>0.00001</text:p>
          </table:table-cell>
          <table:table-cell/>
          <table:table-cell table:formula="of:=LOG([.A3])" office:value-type="float" office:value="4.6995689175659">
            <text:p>4.6995689176</text:p>
          </table:table-cell>
          <table:table-cell table:formula="of:=LOG([.B3])" office:value-type="float" office:value="-5">
            <text:p>-5</text:p>
          </table:table-cell>
          <table:table-cell table:formula="of:=LOG([.C3])" office:value-type="float" office:value="-5">
            <text:p>-5</text:p>
          </table:table-cell>
          <table:table-cell table:formula="of:=LOG([.D3])" office:value-type="float" office:value="-5">
            <text:p>-5</text:p>
          </table:table-cell>
          <table:table-cell table:number-columns-repeated="2"/>
          <table:table-cell office:value-type="float" office:value="0.0155940055847168">
            <text:p>0.0155940056</text:p>
          </table:table-cell>
          <table:table-cell office:value-type="float" office:value="0.0156269073486328">
            <text:p>0.0156269073</text:p>
          </table:table-cell>
          <table:table-cell office:value-type="float" office:value="0.0156259536743164">
            <text:p>0.0156259537</text:p>
          </table:table-cell>
          <table:table-cell/>
          <table:table-cell table:formula="of:=([.L3]+[.M3]+[.N3])/3" office:value-type="float" office:value="0.0156156222025553">
            <text:p>0.0156156222</text:p>
          </table:table-cell>
          <table:table-cell table:formula="of:=LOG([.P3])" office:value-type="float" office:value="-1.80644070667855">
            <text:p>-1.8064407067</text:p>
          </table:table-cell>
        </table:table-row>
        <table:table-row table:style-name="ro1">
          <table:table-cell office:value-type="float" office:value="100069">
            <text:p>100069</text:p>
          </table:table-cell>
          <table:table-cell table:number-columns-repeated="3" office:value-type="float" office:value="0.00001">
            <text:p>0.00001</text:p>
          </table:table-cell>
          <table:table-cell/>
          <table:table-cell table:formula="of:=LOG([.A4])" office:value-type="float" office:value="5.00029955985624">
            <text:p>5.0002995599</text:p>
          </table:table-cell>
          <table:table-cell table:formula="of:=LOG([.B4])" office:value-type="float" office:value="-5">
            <text:p>-5</text:p>
          </table:table-cell>
          <table:table-cell table:formula="of:=LOG([.C4])" office:value-type="float" office:value="-5">
            <text:p>-5</text:p>
          </table:table-cell>
          <table:table-cell table:formula="of:=LOG([.D4])" office:value-type="float" office:value="-5">
            <text:p>-5</text:p>
          </table:table-cell>
          <table:table-cell table:number-columns-repeated="2"/>
          <table:table-cell office:value-type="float" office:value="0.0156238079071045">
            <text:p>0.0156238079</text:p>
          </table:table-cell>
          <table:table-cell table:style-name="ce1" office:value-type="float" office:value="0.00001">
            <text:p>1.00E-005</text:p>
          </table:table-cell>
          <table:table-cell office:value-type="float" office:value="0.0312519073486328">
            <text:p>0.0312519073</text:p>
          </table:table-cell>
          <table:table-cell/>
          <table:table-cell table:formula="of:=([.L4]+[.M4]+[.N4])/3" office:value-type="float" office:value="0.0156285717519124">
            <text:p>0.0156285718</text:p>
          </table:table-cell>
          <table:table-cell table:formula="of:=LOG([.P4])" office:value-type="float" office:value="-1.80608070903169">
            <text:p>-1.806080709</text:p>
          </table:table-cell>
        </table:table-row>
        <table:table-row table:style-name="ro1">
          <table:table-cell office:value-type="float" office:value="200003">
            <text:p>200003</text:p>
          </table:table-cell>
          <table:table-cell office:value-type="float" office:value="0.00001">
            <text:p>0.00001</text:p>
          </table:table-cell>
          <table:table-cell office:value-type="float" office:value="0.0156228542327881">
            <text:p>0.0156228542</text:p>
          </table:table-cell>
          <table:table-cell office:value-type="float" office:value="0.00001">
            <text:p>0.00001</text:p>
          </table:table-cell>
          <table:table-cell/>
          <table:table-cell table:formula="of:=LOG([.A5])" office:value-type="float" office:value="5.30103651003235">
            <text:p>5.30103651</text:p>
          </table:table-cell>
          <table:table-cell table:formula="of:=LOG([.B5])" office:value-type="float" office:value="-5">
            <text:p>-5</text:p>
          </table:table-cell>
          <table:table-cell table:formula="of:=LOG([.C5])" office:value-type="float" office:value="-1.80623961935052">
            <text:p>-1.8062396194</text:p>
          </table:table-cell>
          <table:table-cell table:formula="of:=LOG([.D5])" office:value-type="float" office:value="-5">
            <text:p>-5</text:p>
          </table:table-cell>
          <table:table-cell table:number-columns-repeated="2"/>
          <table:table-cell office:value-type="float" office:value="0.0156271457672119">
            <text:p>0.0156271458</text:p>
          </table:table-cell>
          <table:table-cell office:value-type="float" office:value="0.0782592296600342">
            <text:p>0.0782592297</text:p>
          </table:table-cell>
          <table:table-cell office:value-type="float" office:value="0.0312521457672119">
            <text:p>0.0312521458</text:p>
          </table:table-cell>
          <table:table-cell/>
          <table:table-cell table:formula="of:=([.L5]+[.M5]+[.N5])/3" office:value-type="float" office:value="0.0417128403981527">
            <text:p>0.0417128404</text:p>
          </table:table-cell>
          <table:table-cell table:formula="of:=LOG([.P5])" office:value-type="float" office:value="-1.37973023625717">
            <text:p>-1.3797302363</text:p>
          </table:table-cell>
        </table:table-row>
        <table:table-row table:style-name="ro1">
          <table:table-cell office:value-type="float" office:value="300007">
            <text:p>300007</text:p>
          </table:table-cell>
          <table:table-cell table:number-columns-repeated="3" office:value-type="float" office:value="0.00001">
            <text:p>0.00001</text:p>
          </table:table-cell>
          <table:table-cell/>
          <table:table-cell table:formula="of:=LOG([.A6])" office:value-type="float" office:value="5.47713138813935">
            <text:p>5.4771313881</text:p>
          </table:table-cell>
          <table:table-cell table:formula="of:=LOG([.B6])" office:value-type="float" office:value="-5">
            <text:p>-5</text:p>
          </table:table-cell>
          <table:table-cell table:formula="of:=LOG([.C6])" office:value-type="float" office:value="-5">
            <text:p>-5</text:p>
          </table:table-cell>
          <table:table-cell table:formula="of:=LOG([.D6])" office:value-type="float" office:value="-5">
            <text:p>-5</text:p>
          </table:table-cell>
          <table:table-cell table:number-columns-repeated="2"/>
          <table:table-cell office:value-type="float" office:value="0.03125">
            <text:p>0.03125</text:p>
          </table:table-cell>
          <table:table-cell office:value-type="float" office:value="0.0156269073486328">
            <text:p>0.0156269073</text:p>
          </table:table-cell>
          <table:table-cell office:value-type="float" office:value="0.109378814697266">
            <text:p>0.1093788147</text:p>
          </table:table-cell>
          <table:table-cell/>
          <table:table-cell table:formula="of:=([.L6]+[.M6]+[.N6])/3" office:value-type="float" office:value="0.0520852406819663">
            <text:p>0.0520852407</text:p>
          </table:table-cell>
          <table:table-cell table:formula="of:=LOG([.P6])" office:value-type="float" office:value="-1.28328532465582">
            <text:p>-1.2832853247</text:p>
          </table:table-cell>
        </table:table-row>
        <table:table-row table:style-name="ro1">
          <table:table-cell office:value-type="float" office:value="400069">
            <text:p>400069</text:p>
          </table:table-cell>
          <table:table-cell table:number-columns-repeated="2" office:value-type="float" office:value="0.00001">
            <text:p>0.00001</text:p>
          </table:table-cell>
          <table:table-cell office:value-type="float" office:value="0.0156199932098389">
            <text:p>0.0156199932</text:p>
          </table:table-cell>
          <table:table-cell/>
          <table:table-cell table:formula="of:=LOG([.A7])" office:value-type="float" office:value="5.60213490066535">
            <text:p>5.6021349007</text:p>
          </table:table-cell>
          <table:table-cell table:formula="of:=LOG([.B7])" office:value-type="float" office:value="-5">
            <text:p>-5</text:p>
          </table:table-cell>
          <table:table-cell table:formula="of:=LOG([.C7])" office:value-type="float" office:value="-5">
            <text:p>-5</text:p>
          </table:table-cell>
          <table:table-cell table:formula="of:=LOG([.D7])" office:value-type="float" office:value="-1.80631915925066">
            <text:p>-1.8063191593</text:p>
          </table:table-cell>
          <table:table-cell table:number-columns-repeated="2"/>
          <table:table-cell office:value-type="float" office:value="0.015625">
            <text:p>0.015625</text:p>
          </table:table-cell>
          <table:table-cell office:value-type="float" office:value="0.140630006790161">
            <text:p>0.1406300068</text:p>
          </table:table-cell>
          <table:table-cell office:value-type="float" office:value="0.0625040531158447">
            <text:p>0.0625040531</text:p>
          </table:table-cell>
          <table:table-cell/>
          <table:table-cell table:formula="of:=([.L7]+[.M7]+[.N7])/3" office:value-type="float" office:value="0.0729196866353352">
            <text:p>0.0729196866</text:p>
          </table:table-cell>
          <table:table-cell table:formula="of:=LOG([.P7])" office:value-type="float" office:value="-1.1371552063478">
            <text:p>-1.1371552063</text:p>
          </table:table-cell>
        </table:table-row>
        <table:table-row table:style-name="ro1">
          <table:table-cell office:value-type="float" office:value="500029">
            <text:p>500029</text:p>
          </table:table-cell>
          <table:table-cell office:value-type="float" office:value="0.0156068801879883">
            <text:p>0.0156068802</text:p>
          </table:table-cell>
          <table:table-cell table:number-columns-repeated="2" office:value-type="float" office:value="0.00001">
            <text:p>0.00001</text:p>
          </table:table-cell>
          <table:table-cell/>
          <table:table-cell table:formula="of:=LOG([.A8])" office:value-type="float" office:value="5.69899519268551">
            <text:p>5.6989951927</text:p>
          </table:table-cell>
          <table:table-cell table:formula="of:=LOG([.B8])" office:value-type="float" office:value="-1.8066839036356">
            <text:p>-1.8066839036</text:p>
          </table:table-cell>
          <table:table-cell table:formula="of:=LOG([.C8])" office:value-type="float" office:value="-5">
            <text:p>-5</text:p>
          </table:table-cell>
          <table:table-cell table:formula="of:=LOG([.D8])" office:value-type="float" office:value="-5">
            <text:p>-5</text:p>
          </table:table-cell>
          <table:table-cell table:number-columns-repeated="2"/>
          <table:table-cell office:value-type="float" office:value="0.0781300067901611">
            <text:p>0.0781300068</text:p>
          </table:table-cell>
          <table:table-cell office:value-type="float" office:value="0.171885013580322">
            <text:p>0.1718850136</text:p>
          </table:table-cell>
          <table:table-cell office:value-type="float" office:value="0.0781280994415283">
            <text:p>0.0781280994</text:p>
          </table:table-cell>
          <table:table-cell/>
          <table:table-cell table:formula="of:=([.L8]+[.M8]+[.N8])/3" office:value-type="float" office:value="0.109381039937337">
            <text:p>0.1093810399</text:p>
          </table:table-cell>
          <table:table-cell table:formula="of:=LOG([.P8])" office:value-type="float" office:value="-0.961057951898479">
            <text:p>-0.9610579519</text:p>
          </table:table-cell>
        </table:table-row>
        <table:table-row table:style-name="ro1">
          <table:table-cell office:value-type="float" office:value="600011">
            <text:p>600011</text:p>
          </table:table-cell>
          <table:table-cell office:value-type="float" office:value="0.00001">
            <text:p>0.00001</text:p>
          </table:table-cell>
          <table:table-cell office:value-type="float" office:value="0.0156259536743164">
            <text:p>0.0156259537</text:p>
          </table:table-cell>
          <table:table-cell office:value-type="float" office:value="0.00001">
            <text:p>0.00001</text:p>
          </table:table-cell>
          <table:table-cell/>
          <table:table-cell table:formula="of:=LOG([.A9])" office:value-type="float" office:value="5.77815921237616">
            <text:p>5.7781592124</text:p>
          </table:table-cell>
          <table:table-cell table:formula="of:=LOG([.B9])" office:value-type="float" office:value="-5">
            <text:p>-5</text:p>
          </table:table-cell>
          <table:table-cell table:formula="of:=LOG([.C9])" office:value-type="float" office:value="-1.80615346756123">
            <text:p>-1.8061534676</text:p>
          </table:table-cell>
          <table:table-cell table:formula="of:=LOG([.D9])" office:value-type="float" office:value="-5">
            <text:p>-5</text:p>
          </table:table-cell>
          <table:table-cell table:number-columns-repeated="2"/>
          <table:table-cell office:value-type="float" office:value="0.203222990036011">
            <text:p>0.20322299</text:p>
          </table:table-cell>
          <table:table-cell office:value-type="float" office:value="0.203135013580322">
            <text:p>0.2031350136</text:p>
          </table:table-cell>
          <table:table-cell office:value-type="float" office:value="0.0781300067901611">
            <text:p>0.0781300068</text:p>
          </table:table-cell>
          <table:table-cell/>
          <table:table-cell table:formula="of:=([.L9]+[.M9]+[.N9])/3" office:value-type="float" office:value="0.161496003468831">
            <text:p>0.1614960035</text:p>
          </table:table-cell>
          <table:table-cell table:formula="of:=LOG([.P9])" office:value-type="float" office:value="-0.791838220657395">
            <text:p>-0.7918382207</text:p>
          </table:table-cell>
        </table:table-row>
        <table:table-row table:style-name="ro1">
          <table:table-cell office:value-type="float" office:value="700027">
            <text:p>700027</text:p>
          </table:table-cell>
          <table:table-cell table:number-columns-repeated="2" office:value-type="float" office:value="0.00001">
            <text:p>0.00001</text:p>
          </table:table-cell>
          <table:table-cell office:value-type="float" office:value="0.0156271457672119">
            <text:p>0.0156271458</text:p>
          </table:table-cell>
          <table:table-cell/>
          <table:table-cell table:formula="of:=LOG([.A10])" office:value-type="float" office:value="5.84511479104979">
            <text:p>5.845114791</text:p>
          </table:table-cell>
          <table:table-cell table:formula="of:=LOG([.B10])" office:value-type="float" office:value="-5">
            <text:p>-5</text:p>
          </table:table-cell>
          <table:table-cell table:formula="of:=LOG([.C10])" office:value-type="float" office:value="-5">
            <text:p>-5</text:p>
          </table:table-cell>
          <table:table-cell table:formula="of:=LOG([.D10])" office:value-type="float" office:value="-1.80612033680774">
            <text:p>-1.8061203368</text:p>
          </table:table-cell>
          <table:table-cell table:number-columns-repeated="2"/>
          <table:table-cell office:value-type="float" office:value="0.0468769073486328">
            <text:p>0.0468769073</text:p>
          </table:table-cell>
          <table:table-cell office:value-type="float" office:value="0.234388828277588">
            <text:p>0.2343888283</text:p>
          </table:table-cell>
          <table:table-cell office:value-type="float" office:value="0.250014066696167">
            <text:p>0.2500140667</text:p>
          </table:table-cell>
          <table:table-cell/>
          <table:table-cell table:formula="of:=([.L10]+[.M10]+[.N10])/3" office:value-type="float" office:value="0.177093267440796">
            <text:p>0.1770932674</text:p>
          </table:table-cell>
          <table:table-cell table:formula="of:=LOG([.P10])" office:value-type="float" office:value="-0.751797949080337">
            <text:p>-0.7517979491</text:p>
          </table:table-cell>
        </table:table-row>
        <table:table-row table:style-name="ro1">
          <table:table-cell office:value-type="float" office:value="800117">
            <text:p>800117</text:p>
          </table:table-cell>
          <table:table-cell office:value-type="float" office:value="0.0156261920928955">
            <text:p>0.0156261921</text:p>
          </table:table-cell>
          <table:table-cell table:number-columns-repeated="2" office:value-type="float" office:value="0.00001">
            <text:p>0.00001</text:p>
          </table:table-cell>
          <table:table-cell/>
          <table:table-cell table:formula="of:=LOG([.A11])" office:value-type="float" office:value="5.9031534979158">
            <text:p>5.9031534979</text:p>
          </table:table-cell>
          <table:table-cell table:formula="of:=LOG([.B11])" office:value-type="float" office:value="-1.80614684120833">
            <text:p>-1.8061468412</text:p>
          </table:table-cell>
          <table:table-cell table:formula="of:=LOG([.C11])" office:value-type="float" office:value="-5">
            <text:p>-5</text:p>
          </table:table-cell>
          <table:table-cell table:formula="of:=LOG([.D11])" office:value-type="float" office:value="-5">
            <text:p>-5</text:p>
          </table:table-cell>
          <table:table-cell table:number-columns-repeated="2"/>
          <table:table-cell office:value-type="float" office:value="0.265642166137695">
            <text:p>0.2656421661</text:p>
          </table:table-cell>
          <table:table-cell office:value-type="float" office:value="0.156259059906006">
            <text:p>0.1562590599</text:p>
          </table:table-cell>
          <table:table-cell office:value-type="float" office:value="0.0625028610229492">
            <text:p>0.062502861</text:p>
          </table:table-cell>
          <table:table-cell/>
          <table:table-cell table:formula="of:=([.L11]+[.M11]+[.N11])/3" office:value-type="float" office:value="0.161468029022217">
            <text:p>0.161468029</text:p>
          </table:table-cell>
          <table:table-cell table:formula="of:=LOG([.P11])" office:value-type="float" office:value="-0.791913455956729">
            <text:p>-0.791913456</text:p>
          </table:table-cell>
        </table:table-row>
        <table:table-row table:style-name="ro1">
          <table:table-cell office:value-type="float" office:value="900091">
            <text:p>900091</text:p>
          </table:table-cell>
          <table:table-cell office:value-type="float" office:value="0.00001">
            <text:p>0.00001</text:p>
          </table:table-cell>
          <table:table-cell office:value-type="float" office:value="0.0156261920928955">
            <text:p>0.0156261921</text:p>
          </table:table-cell>
          <table:table-cell office:value-type="float" office:value="0.0156259536743164">
            <text:p>0.0156259537</text:p>
          </table:table-cell>
          <table:table-cell/>
          <table:table-cell table:formula="of:=LOG([.A12])" office:value-type="float" office:value="5.95428641921709">
            <text:p>5.9542864192</text:p>
          </table:table-cell>
          <table:table-cell table:formula="of:=LOG([.B12])" office:value-type="float" office:value="-5">
            <text:p>-5</text:p>
          </table:table-cell>
          <table:table-cell table:formula="of:=LOG([.C12])" office:value-type="float" office:value="-1.80614684120833">
            <text:p>-1.8061468412</text:p>
          </table:table-cell>
          <table:table-cell table:formula="of:=LOG([.D12])" office:value-type="float" office:value="-1.80615346756123">
            <text:p>-1.8061534676</text:p>
          </table:table-cell>
          <table:table-cell table:number-columns-repeated="2"/>
          <table:table-cell office:value-type="float" office:value="0.0937528610229492">
            <text:p>0.093752861</text:p>
          </table:table-cell>
          <table:table-cell office:value-type="float" office:value="0.218759059906006">
            <text:p>0.2187590599</text:p>
          </table:table-cell>
          <table:table-cell office:value-type="float" office:value="0.218761920928955">
            <text:p>0.2187619209</text:p>
          </table:table-cell>
          <table:table-cell/>
          <table:table-cell table:formula="of:=([.L12]+[.M12]+[.N12])/3" office:value-type="float" office:value="0.177091280619303">
            <text:p>0.1770912806</text:p>
          </table:table-cell>
          <table:table-cell table:formula="of:=LOG([.P12])" office:value-type="float" office:value="-0.751802821487196">
            <text:p>-0.7518028215</text:p>
          </table:table-cell>
        </table:table-row>
        <table:table-row table:style-name="ro1">
          <table:table-cell office:value-type="float" office:value="1000133">
            <text:p>1000133</text:p>
          </table:table-cell>
          <table:table-cell table:number-columns-repeated="3" office:value-type="float" office:value="0.00001">
            <text:p>0.00001</text:p>
          </table:table-cell>
          <table:table-cell/>
          <table:table-cell table:formula="of:=LOG([.A13])" office:value-type="float" office:value="6.00005775732532">
            <text:p>6.0000577573</text:p>
          </table:table-cell>
          <table:table-cell table:formula="of:=LOG([.B13])" office:value-type="float" office:value="-5">
            <text:p>-5</text:p>
          </table:table-cell>
          <table:table-cell table:formula="of:=LOG([.C13])" office:value-type="float" office:value="-5">
            <text:p>-5</text:p>
          </table:table-cell>
          <table:table-cell table:formula="of:=LOG([.D13])" office:value-type="float" office:value="-5">
            <text:p>-5</text:p>
          </table:table-cell>
          <table:table-cell table:number-columns-repeated="2"/>
          <table:table-cell office:value-type="float" office:value="0.359395027160645">
            <text:p>0.3593950272</text:p>
          </table:table-cell>
          <table:table-cell office:value-type="float" office:value="0.187510967254639">
            <text:p>0.1875109673</text:p>
          </table:table-cell>
          <table:table-cell office:value-type="float" office:value="0.406399011611939">
            <text:p>0.4063990116</text:p>
          </table:table-cell>
          <table:table-cell/>
          <table:table-cell table:formula="of:=([.L13]+[.M13]+[.N13])/3" office:value-type="float" office:value="0.317768335342408">
            <text:p>0.3177683353</text:p>
          </table:table-cell>
          <table:table-cell table:formula="of:=LOG([.P13])" office:value-type="float" office:value="-0.497889381109769">
            <text:p>-0.4978893811</text:p>
          </table:table-cell>
        </table:table-row>
        <table:table-row table:style-name="ro1">
          <table:table-cell office:value-type="float" office:value="2000003">
            <text:p>2000003</text:p>
          </table:table-cell>
          <table:table-cell office:value-type="float" office:value="0.0156259536743164">
            <text:p>0.0156259537</text:p>
          </table:table-cell>
          <table:table-cell table:number-columns-repeated="2" office:value-type="float" office:value="0.00001">
            <text:p>0.00001</text:p>
          </table:table-cell>
          <table:table-cell/>
          <table:table-cell table:formula="of:=LOG([.A14])" office:value-type="float" office:value="6.30103064710521">
            <text:p>6.3010306471</text:p>
          </table:table-cell>
          <table:table-cell table:formula="of:=LOG([.B14])" office:value-type="float" office:value="-1.80615346756123">
            <text:p>-1.8061534676</text:p>
          </table:table-cell>
          <table:table-cell table:formula="of:=LOG([.C14])" office:value-type="float" office:value="-5">
            <text:p>-5</text:p>
          </table:table-cell>
          <table:table-cell table:formula="of:=LOG([.D14])" office:value-type="float" office:value="-5">
            <text:p>-5</text:p>
          </table:table-cell>
          <table:table-cell table:number-columns-repeated="2"/>
          <table:table-cell office:value-type="float" office:value="0.0312519073486328">
            <text:p>0.0312519073</text:p>
          </table:table-cell>
          <table:table-cell office:value-type="float" office:value="0.187510967254639">
            <text:p>0.1875109673</text:p>
          </table:table-cell>
          <table:table-cell office:value-type="float" office:value="0.281264066696167">
            <text:p>0.2812640667</text:p>
          </table:table-cell>
          <table:table-cell/>
          <table:table-cell table:formula="of:=([.L14]+[.M14]+[.N14])/3" office:value-type="float" office:value="0.166675647099813">
            <text:p>0.1666756471</text:p>
          </table:table-cell>
          <table:table-cell table:formula="of:=LOG([.P14])" office:value-type="float" office:value="-0.778127850098709">
            <text:p>-0.7781278501</text:p>
          </table:table-cell>
        </table:table-row>
        <table:table-row table:style-name="ro1">
          <table:table-cell office:value-type="float" office:value="3000029">
            <text:p>3000029</text:p>
          </table:table-cell>
          <table:table-cell office:value-type="float" office:value="0.00001">
            <text:p>0.00001</text:p>
          </table:table-cell>
          <table:table-cell table:number-columns-repeated="2" office:value-type="float" office:value="0.0156259536743164">
            <text:p>0.0156259537</text:p>
          </table:table-cell>
          <table:table-cell/>
          <table:table-cell table:formula="of:=LOG([.A15])" office:value-type="float" office:value="6.47712545287936">
            <text:p>6.4771254529</text:p>
          </table:table-cell>
          <table:table-cell table:formula="of:=LOG([.B15])" office:value-type="float" office:value="-5">
            <text:p>-5</text:p>
          </table:table-cell>
          <table:table-cell table:formula="of:=LOG([.C15])" office:value-type="float" office:value="-1.80615346756123">
            <text:p>-1.8061534676</text:p>
          </table:table-cell>
          <table:table-cell table:formula="of:=LOG([.D15])" office:value-type="float" office:value="-1.80615346756123">
            <text:p>-1.8061534676</text:p>
          </table:table-cell>
          <table:table-cell table:number-columns-repeated="2"/>
          <table:table-cell office:value-type="float" office:value="0.906298160552978">
            <text:p>0.9062981606</text:p>
          </table:table-cell>
          <table:table-cell office:value-type="float" office:value="0.3125159740448">
            <text:p>0.312515974</text:p>
          </table:table-cell>
          <table:table-cell office:value-type="float" office:value="0.781290054321289">
            <text:p>0.7812900543</text:p>
          </table:table-cell>
          <table:table-cell/>
          <table:table-cell table:formula="of:=([.L15]+[.M15]+[.N15])/3" office:value-type="float" office:value="0.666701396306356">
            <text:p>0.6667013963</text:p>
          </table:table-cell>
          <table:table-cell table:formula="of:=LOG([.P15])" office:value-type="float" office:value="-0.176068635308649">
            <text:p>-0.1760686353</text:p>
          </table:table-cell>
        </table:table-row>
        <table:table-row table:style-name="ro1">
          <table:table-cell office:value-type="float" office:value="4000037">
            <text:p>4000037</text:p>
          </table:table-cell>
          <table:table-cell table:number-columns-repeated="2" office:value-type="float" office:value="0.0156259536743164">
            <text:p>0.0156259537</text:p>
          </table:table-cell>
          <table:table-cell office:value-type="float" office:value="0.0156280994415283">
            <text:p>0.0156280994</text:p>
          </table:table-cell>
          <table:table-cell/>
          <table:table-cell table:formula="of:=LOG([.A16])" office:value-type="float" office:value="6.60206400853334">
            <text:p>6.6020640085</text:p>
          </table:table-cell>
          <table:table-cell table:formula="of:=LOG([.B16])" office:value-type="float" office:value="-1.80615346756123">
            <text:p>-1.8061534676</text:p>
          </table:table-cell>
          <table:table-cell table:formula="of:=LOG([.C16])" office:value-type="float" office:value="-1.80615346756123">
            <text:p>-1.8061534676</text:p>
          </table:table-cell>
          <table:table-cell table:formula="of:=LOG([.D16])" office:value-type="float" office:value="-1.80609383402457">
            <text:p>-1.806093834</text:p>
          </table:table-cell>
          <table:table-cell table:number-columns-repeated="2"/>
          <table:table-cell office:value-type="float" office:value="0.781425952911377">
            <text:p>0.7814259529</text:p>
          </table:table-cell>
          <table:table-cell office:value-type="float" office:value="1.42204117774963">
            <text:p>1.4220411777</text:p>
          </table:table-cell>
          <table:table-cell office:value-type="float" office:value="0.7188880443573">
            <text:p>0.7188880444</text:p>
          </table:table-cell>
          <table:table-cell/>
          <table:table-cell table:formula="of:=([.L16]+[.M16]+[.N16])/3" office:value-type="float" office:value="0.974118391672769">
            <text:p>0.9741183917</text:p>
          </table:table-cell>
          <table:table-cell table:formula="of:=LOG([.P16])" office:value-type="float" office:value="-0.0113882569555437">
            <text:p>-0.011388257</text:p>
          </table:table-cell>
        </table:table-row>
        <table:table-row table:style-name="ro1">
          <table:table-cell office:value-type="float" office:value="5000201">
            <text:p>5000201</text:p>
          </table:table-cell>
          <table:table-cell office:value-type="float" office:value="0.015625">
            <text:p>0.015625</text:p>
          </table:table-cell>
          <table:table-cell table:number-columns-repeated="2" office:value-type="float" office:value="0.00001">
            <text:p>0.00001</text:p>
          </table:table-cell>
          <table:table-cell/>
          <table:table-cell table:formula="of:=LOG([.A17])" office:value-type="float" office:value="6.69898746262328">
            <text:p>6.6989874626</text:p>
          </table:table-cell>
          <table:table-cell table:formula="of:=LOG([.B17])" office:value-type="float" office:value="-1.80617997398389">
            <text:p>-1.806179974</text:p>
          </table:table-cell>
          <table:table-cell table:formula="of:=LOG([.C17])" office:value-type="float" office:value="-5">
            <text:p>-5</text:p>
          </table:table-cell>
          <table:table-cell table:formula="of:=LOG([.D17])" office:value-type="float" office:value="-5">
            <text:p>-5</text:p>
          </table:table-cell>
          <table:table-cell table:number-columns-repeated="2"/>
          <table:table-cell office:value-type="float" office:value="1.68772196769714">
            <text:p>1.6877219677</text:p>
          </table:table-cell>
          <table:table-cell office:value-type="float" office:value="0.343768835067749">
            <text:p>0.3437688351</text:p>
          </table:table-cell>
          <table:table-cell office:value-type="float" office:value="0.218761920928955">
            <text:p>0.2187619209</text:p>
          </table:table-cell>
          <table:table-cell/>
          <table:table-cell table:formula="of:=([.L17]+[.M17]+[.N17])/3" office:value-type="float" office:value="0.750084241231281">
            <text:p>0.7500842412</text:p>
          </table:table-cell>
          <table:table-cell table:formula="of:=LOG([.P17])" office:value-type="float" office:value="-0.124889958678465">
            <text:p>-0.1248899587</text:p>
          </table:table-cell>
        </table:table-row>
        <table:table-row table:style-name="ro1">
          <table:table-cell office:value-type="float" office:value="6000047">
            <text:p>6000047</text:p>
          </table:table-cell>
          <table:table-cell office:value-type="float" office:value="0.00001">
            <text:p>0.00001</text:p>
          </table:table-cell>
          <table:table-cell office:value-type="float" office:value="0.0156269073486328">
            <text:p>0.0156269073</text:p>
          </table:table-cell>
          <table:table-cell office:value-type="float" office:value="0.000115871429443359">
            <text:p>0.0001158714</text:p>
          </table:table-cell>
          <table:table-cell/>
          <table:table-cell table:formula="of:=LOG([.A18])" office:value-type="float" office:value="6.77815465234376">
            <text:p>6.7781546523</text:p>
          </table:table-cell>
          <table:table-cell table:formula="of:=LOG([.B18])" office:value-type="float" office:value="-5">
            <text:p>-5</text:p>
          </table:table-cell>
          <table:table-cell table:formula="of:=LOG([.C18])" office:value-type="float" office:value="-1.80612696275625">
            <text:p>-1.8061269628</text:p>
          </table:table-cell>
          <table:table-cell table:formula="of:=LOG([.D18])" office:value-type="float" office:value="-3.93602363534529">
            <text:p>-3.9360236353</text:p>
          </table:table-cell>
          <table:table-cell table:number-columns-repeated="2"/>
          <table:table-cell office:value-type="float" office:value="0.421899080276489">
            <text:p>0.4218990803</text:p>
          </table:table-cell>
          <table:table-cell office:value-type="float" office:value="0.406273126602173">
            <text:p>0.4062731266</text:p>
          </table:table-cell>
          <table:table-cell office:value-type="float" office:value="1.28136897087097">
            <text:p>1.2813689709</text:p>
          </table:table-cell>
          <table:table-cell/>
          <table:table-cell table:formula="of:=([.L18]+[.M18]+[.N18])/3" office:value-type="float" office:value="0.703180392583211">
            <text:p>0.7031803926</text:p>
          </table:table-cell>
          <table:table-cell table:formula="of:=LOG([.P18])" office:value-type="float" office:value="-0.15293324759247">
            <text:p>-0.1529332476</text:p>
          </table:table-cell>
        </table:table-row>
        <table:table-row table:style-name="ro1">
          <table:table-cell office:value-type="float" office:value="7000061">
            <text:p>7000061</text:p>
          </table:table-cell>
          <table:table-cell office:value-type="float" office:value="0.0156290531158447">
            <text:p>0.0156290531</text:p>
          </table:table-cell>
          <table:table-cell office:value-type="float" office:value="0.0156259536743164">
            <text:p>0.0156259537</text:p>
          </table:table-cell>
          <table:table-cell office:value-type="float" office:value="0.0156331062316895">
            <text:p>0.0156331062</text:p>
          </table:table-cell>
          <table:table-cell/>
          <table:table-cell table:formula="of:=LOG([.A19])" office:value-type="float" office:value="6.84510182456397">
            <text:p>6.8451018246</text:p>
          </table:table-cell>
          <table:table-cell table:formula="of:=LOG([.B19])" office:value-type="float" office:value="-1.80606733285864">
            <text:p>-1.8060673329</text:p>
          </table:table-cell>
          <table:table-cell table:formula="of:=LOG([.C19])" office:value-type="float" office:value="-1.80615346756123">
            <text:p>-1.8061534676</text:p>
          </table:table-cell>
          <table:table-cell table:formula="of:=LOG([.D19])" office:value-type="float" office:value="-1.80595472094107">
            <text:p>-1.8059547209</text:p>
          </table:table-cell>
          <table:table-cell table:number-columns-repeated="2"/>
          <table:table-cell office:value-type="float" office:value="1.67212796211243">
            <text:p>1.6721279621</text:p>
          </table:table-cell>
          <table:table-cell office:value-type="float" office:value="1.37507295608521">
            <text:p>1.3750729561</text:p>
          </table:table-cell>
          <table:table-cell office:value-type="float" office:value="0.687538146972656">
            <text:p>0.687538147</text:p>
          </table:table-cell>
          <table:table-cell/>
          <table:table-cell table:formula="of:=([.L19]+[.M19]+[.N19])/3" office:value-type="float" office:value="1.24491302172343">
            <text:p>1.2449130217</text:p>
          </table:table-cell>
          <table:table-cell table:formula="of:=LOG([.P19])" office:value-type="float" office:value="0.095139009660581">
            <text:p>0.0951390097</text:p>
          </table:table-cell>
        </table:table-row>
        <table:table-row table:style-name="ro1">
          <table:table-cell office:value-type="float" office:value="8000009">
            <text:p>8000009</text:p>
          </table:table-cell>
          <table:table-cell table:number-columns-repeated="2" office:value-type="float" office:value="0.015625">
            <text:p>0.015625</text:p>
          </table:table-cell>
          <table:table-cell office:value-type="float" office:value="0.0156209468841553">
            <text:p>0.0156209469</text:p>
          </table:table-cell>
          <table:table-cell/>
          <table:table-cell table:formula="of:=LOG([.A20])" office:value-type="float" office:value="6.90309047557296">
            <text:p>6.9030904756</text:p>
          </table:table-cell>
          <table:table-cell table:formula="of:=LOG([.B20])" office:value-type="float" office:value="-1.80617997398389">
            <text:p>-1.806179974</text:p>
          </table:table-cell>
          <table:table-cell table:formula="of:=LOG([.C20])" office:value-type="float" office:value="-1.80617997398389">
            <text:p>-1.806179974</text:p>
          </table:table-cell>
          <table:table-cell table:formula="of:=LOG([.D20])" office:value-type="float" office:value="-1.80629264433197">
            <text:p>-1.8062926443</text:p>
          </table:table-cell>
          <table:table-cell table:number-columns-repeated="2"/>
          <table:table-cell office:value-type="float" office:value="1.25006794929504">
            <text:p>1.2500679493</text:p>
          </table:table-cell>
          <table:table-cell office:value-type="float" office:value="2.68778300285339">
            <text:p>2.6877830029</text:p>
          </table:table-cell>
          <table:table-cell office:value-type="float" office:value="1.07829594612122">
            <text:p>1.0782959461</text:p>
          </table:table-cell>
          <table:table-cell/>
          <table:table-cell table:formula="of:=([.L20]+[.M20]+[.N20])/3" office:value-type="float" office:value="1.67204896608988">
            <text:p>1.6720489661</text:p>
          </table:table-cell>
          <table:table-cell table:formula="of:=LOG([.P20])" office:value-type="float" office:value="0.223248991638434">
            <text:p>0.2232489916</text:p>
          </table:table-cell>
        </table:table-row>
        <table:table-row table:style-name="ro1">
          <table:table-cell office:value-type="float" office:value="9000011">
            <text:p>9000011</text:p>
          </table:table-cell>
          <table:table-cell table:number-columns-repeated="2" office:value-type="float" office:value="0.0156240463256836">
            <text:p>0.0156240463</text:p>
          </table:table-cell>
          <table:table-cell office:value-type="float" office:value="0.015625">
            <text:p>0.015625</text:p>
          </table:table-cell>
          <table:table-cell/>
          <table:table-cell table:formula="of:=LOG([.A21])" office:value-type="float" office:value="6.95424304024337">
            <text:p>6.9542430402</text:p>
          </table:table-cell>
          <table:table-cell table:formula="of:=LOG([.B21])" office:value-type="float" office:value="-1.80620648202442">
            <text:p>-1.806206482</text:p>
          </table:table-cell>
          <table:table-cell table:formula="of:=LOG([.C21])" office:value-type="float" office:value="-1.80620648202442">
            <text:p>-1.806206482</text:p>
          </table:table-cell>
          <table:table-cell table:formula="of:=LOG([.D21])" office:value-type="float" office:value="-1.80617997398389">
            <text:p>-1.806179974</text:p>
          </table:table-cell>
          <table:table-cell table:number-columns-repeated="2"/>
          <table:table-cell office:value-type="float" office:value="2.03326392173767">
            <text:p>2.0332639217</text:p>
          </table:table-cell>
          <table:table-cell office:value-type="float" office:value="3.0940420627594">
            <text:p>3.0940420628</text:p>
          </table:table-cell>
          <table:table-cell office:value-type="float" office:value="2.1877429485321">
            <text:p>2.1877429485</text:p>
          </table:table-cell>
          <table:table-cell/>
          <table:table-cell table:formula="of:=([.L21]+[.M21]+[.N21])/3" office:value-type="float" office:value="2.43834964434306">
            <text:p>2.4383496443</text:p>
          </table:table-cell>
          <table:table-cell table:formula="of:=LOG([.P21])" office:value-type="float" office:value="0.387095980905505">
            <text:p>0.3870959809</text:p>
          </table:table-cell>
        </table:table-row>
        <table:table-row table:style-name="ro1">
          <table:table-cell office:value-type="float" office:value="10000103">
            <text:p>10000103</text:p>
          </table:table-cell>
          <table:table-cell office:value-type="float" office:value="0.0156269073486328">
            <text:p>0.0156269073</text:p>
          </table:table-cell>
          <table:table-cell office:value-type="float" office:value="0.0156259536743164">
            <text:p>0.0156259537</text:p>
          </table:table-cell>
          <table:table-cell office:value-type="float" office:value="0.0312519073486328">
            <text:p>0.0312519073</text:p>
          </table:table-cell>
          <table:table-cell/>
          <table:table-cell table:formula="of:=LOG([.A22])" office:value-type="float" office:value="7.00000447321013">
            <text:p>7.0000044732</text:p>
          </table:table-cell>
          <table:table-cell table:formula="of:=LOG([.B22])" office:value-type="float" office:value="-1.80612696275625">
            <text:p>-1.8061269628</text:p>
          </table:table-cell>
          <table:table-cell table:formula="of:=LOG([.C22])" office:value-type="float" office:value="-1.80615346756123">
            <text:p>-1.8061534676</text:p>
          </table:table-cell>
          <table:table-cell table:formula="of:=LOG([.D22])" office:value-type="float" office:value="-1.50512347189725">
            <text:p>-1.5051234719</text:p>
          </table:table-cell>
          <table:table-cell table:number-columns-repeated="2"/>
          <table:table-cell office:value-type="float" office:value="2.07828807830811">
            <text:p>2.0782880783</text:p>
          </table:table-cell>
          <table:table-cell office:value-type="float" office:value="0.906296968460083">
            <text:p>0.9062969685</text:p>
          </table:table-cell>
          <table:table-cell office:value-type="float" office:value="1.84530591964722">
            <text:p>1.8453059196</text:p>
          </table:table-cell>
          <table:table-cell/>
          <table:table-cell table:formula="of:=([.L22]+[.M22]+[.N22])/3" office:value-type="float" office:value="1.6099636554718">
            <text:p>1.6099636555</text:p>
          </table:table-cell>
          <table:table-cell table:formula="of:=LOG([.P22])" office:value-type="float" office:value="0.206816072052841">
            <text:p>0.2068160721</text:p>
          </table:table-cell>
        </table:table-row>
        <table:table-row table:style-name="ro1">
          <table:table-cell office:value-type="float" office:value="20000003">
            <text:p>20000003</text:p>
          </table:table-cell>
          <table:table-cell office:value-type="float" office:value="0.03125">
            <text:p>0.03125</text:p>
          </table:table-cell>
          <table:table-cell office:value-type="float" office:value="0.0312530994415283">
            <text:p>0.0312530994</text:p>
          </table:table-cell>
          <table:table-cell office:value-type="float" office:value="0.015625">
            <text:p>0.015625</text:p>
          </table:table-cell>
          <table:table-cell/>
          <table:table-cell table:formula="of:=LOG([.A23])" office:value-type="float" office:value="7.30103006080815">
            <text:p>7.3010300608</text:p>
          </table:table-cell>
          <table:table-cell table:formula="of:=LOG([.B23])" office:value-type="float" office:value="-1.50514997831991">
            <text:p>-1.5051499783</text:p>
          </table:table-cell>
          <table:table-cell table:formula="of:=LOG([.C23])" office:value-type="float" office:value="-1.50510690620458">
            <text:p>-1.5051069062</text:p>
          </table:table-cell>
          <table:table-cell table:formula="of:=LOG([.D23])" office:value-type="float" office:value="-1.80617997398389">
            <text:p>-1.806179974</text:p>
          </table:table-cell>
          <table:table-cell table:number-columns-repeated="2"/>
          <table:table-cell office:value-type="float" office:value="4.1726701259613">
            <text:p>4.172670126</text:p>
          </table:table-cell>
          <table:table-cell office:value-type="float" office:value="2.71899104118347">
            <text:p>2.7189910412</text:p>
          </table:table-cell>
          <table:table-cell office:value-type="float" office:value="5.07872104644775">
            <text:p>5.0787210464</text:p>
          </table:table-cell>
          <table:table-cell/>
          <table:table-cell table:formula="of:=([.L23]+[.M23]+[.N23])/3" office:value-type="float" office:value="3.99012740453084">
            <text:p>3.9901274045</text:p>
          </table:table-cell>
          <table:table-cell table:formula="of:=LOG([.P23])" office:value-type="float" office:value="0.60098676290513">
            <text:p>0.6009867629</text:p>
          </table:table-cell>
        </table:table-row>
        <table:table-row table:style-name="ro1">
          <table:table-cell office:value-type="float" office:value="30000023">
            <text:p>30000023</text:p>
          </table:table-cell>
          <table:table-cell office:value-type="float" office:value="0.0156278610229492">
            <text:p>0.015627861</text:p>
          </table:table-cell>
          <table:table-cell office:value-type="float" office:value="0.0312540531158447">
            <text:p>0.0312540531</text:p>
          </table:table-cell>
          <table:table-cell office:value-type="float" office:value="0.0468790531158447">
            <text:p>0.0468790531</text:p>
          </table:table-cell>
          <table:table-cell/>
          <table:table-cell table:formula="of:=LOG([.A24])" office:value-type="float" office:value="7.47712158767864">
            <text:p>7.4771215877</text:p>
          </table:table-cell>
          <table:table-cell table:formula="of:=LOG([.B24])" office:value-type="float" office:value="-1.80610045956874">
            <text:p>-1.8061004596</text:p>
          </table:table-cell>
          <table:table-cell table:formula="of:=LOG([.C24])" office:value-type="float" office:value="-1.50509365410538">
            <text:p>-1.5050936541</text:p>
          </table:table-cell>
          <table:table-cell table:formula="of:=LOG([.D24])" office:value-type="float" office:value="-1.32902116897624">
            <text:p>-1.329021169</text:p>
          </table:table-cell>
          <table:table-cell table:number-columns-repeated="2"/>
          <table:table-cell office:value-type="float" office:value="3.76590991020203">
            <text:p>3.7659099102</text:p>
          </table:table-cell>
          <table:table-cell office:value-type="float" office:value="0.76566481590271">
            <text:p>0.7656648159</text:p>
          </table:table-cell>
          <table:table-cell office:value-type="float" office:value="8.75081896781921">
            <text:p>8.7508189678</text:p>
          </table:table-cell>
          <table:table-cell/>
          <table:table-cell table:formula="of:=([.L24]+[.M24]+[.N24])/3" office:value-type="float" office:value="4.42746456464132">
            <text:p>4.4274645646</text:p>
          </table:table-cell>
          <table:table-cell table:formula="of:=LOG([.P24])" office:value-type="float" office:value="0.646155093985811">
            <text:p>0.646155094</text:p>
          </table:table-cell>
        </table:table-row>
        <table:table-row table:style-name="ro1">
          <table:table-cell office:value-type="float" office:value="40000123">
            <text:p>40000123</text:p>
          </table:table-cell>
          <table:table-cell office:value-type="float" office:value="0.03125">
            <text:p>0.03125</text:p>
          </table:table-cell>
          <table:table-cell office:value-type="float" office:value="0.0468759536743164">
            <text:p>0.0468759537</text:p>
          </table:table-cell>
          <table:table-cell office:value-type="float" office:value="0.0312530994415283">
            <text:p>0.0312530994</text:p>
          </table:table-cell>
          <table:table-cell/>
          <table:table-cell table:formula="of:=LOG([.A25])" office:value-type="float" office:value="7.60206132678144">
            <text:p>7.6020613268</text:p>
          </table:table-cell>
          <table:table-cell table:formula="of:=LOG([.B25])" office:value-type="float" office:value="-1.50514997831991">
            <text:p>-1.5051499783</text:p>
          </table:table-cell>
          <table:table-cell table:formula="of:=LOG([.C25])" office:value-type="float" office:value="-1.32904988361025">
            <text:p>-1.3290498836</text:p>
          </table:table-cell>
          <table:table-cell table:formula="of:=LOG([.D25])" office:value-type="float" office:value="-1.50510690620458">
            <text:p>-1.5051069062</text:p>
          </table:table-cell>
          <table:table-cell table:number-columns-repeated="2"/>
          <table:table-cell office:value-type="float" office:value="9.37579894065857">
            <text:p>9.3757989407</text:p>
          </table:table-cell>
          <table:table-cell office:value-type="float" office:value="2.10960221290588">
            <text:p>2.1096022129</text:p>
          </table:table-cell>
          <table:table-cell office:value-type="float" office:value="0.937551975250244">
            <text:p>0.9375519753</text:p>
          </table:table-cell>
          <table:table-cell/>
          <table:table-cell table:formula="of:=([.L25]+[.M25]+[.N25])/3" office:value-type="float" office:value="4.14098437627156">
            <text:p>4.1409843763</text:p>
          </table:table-cell>
          <table:table-cell table:formula="of:=LOG([.P25])" office:value-type="float" office:value="0.617103591933953">
            <text:p>0.6171035919</text:p>
          </table:table-cell>
        </table:table-row>
        <table:table-row table:style-name="ro1">
          <table:table-cell office:value-type="float" office:value="50000063">
            <text:p>50000063</text:p>
          </table:table-cell>
          <table:table-cell office:value-type="float" office:value="0.0314228534698486">
            <text:p>0.0314228535</text:p>
          </table:table-cell>
          <table:table-cell office:value-type="float" office:value="0.0468759536743164">
            <text:p>0.0468759537</text:p>
          </table:table-cell>
          <table:table-cell office:value-type="float" office:value="0.0468778610229492">
            <text:p>0.046877861</text:p>
          </table:table-cell>
          <table:table-cell/>
          <table:table-cell table:formula="of:=LOG([.A26])" office:value-type="float" office:value="7.69897055154672">
            <text:p>7.6989705515</text:p>
          </table:table-cell>
          <table:table-cell table:formula="of:=LOG([.B26])" office:value-type="float" office:value="-1.50275437976897">
            <text:p>-1.5027543798</text:p>
          </table:table-cell>
          <table:table-cell table:formula="of:=LOG([.C26])" office:value-type="float" office:value="-1.32904988361025">
            <text:p>-1.3290498836</text:p>
          </table:table-cell>
          <table:table-cell table:formula="of:=LOG([.D26])" office:value-type="float" office:value="-1.32903221284157">
            <text:p>-1.3290322128</text:p>
          </table:table-cell>
          <table:table-cell table:number-columns-repeated="2"/>
          <table:table-cell office:value-type="float" office:value="6.68406510353088">
            <text:p>6.6840651035</text:p>
          </table:table-cell>
          <table:table-cell office:value-type="float" office:value="18.6892108917236">
            <text:p>18.6892108917</text:p>
          </table:table-cell>
          <table:table-cell office:value-type="float" office:value="5.78173398971558">
            <text:p>5.7817339897</text:p>
          </table:table-cell>
          <table:table-cell/>
          <table:table-cell table:formula="of:=([.L26]+[.M26]+[.N26])/3" office:value-type="float" office:value="10.3850033283234">
            <text:p>10.3850033283</text:p>
          </table:table-cell>
          <table:table-cell table:formula="of:=LOG([.P26])" office:value-type="float" office:value="1.01640664005959">
            <text:p>1.0164066401</text:p>
          </table:table-cell>
        </table:table-row>
        <table:table-row table:style-name="ro1">
          <table:table-cell office:value-type="float" office:value="60000011">
            <text:p>60000011</text:p>
          </table:table-cell>
          <table:table-cell office:value-type="float" office:value="0.0468790531158447">
            <text:p>0.0468790531</text:p>
          </table:table-cell>
          <table:table-cell office:value-type="float" office:value="0.0625030994415283">
            <text:p>0.0625030994</text:p>
          </table:table-cell>
          <table:table-cell office:value-type="float" office:value="0.0468771457672119">
            <text:p>0.0468771458</text:p>
          </table:table-cell>
          <table:table-cell/>
          <table:table-cell table:formula="of:=LOG([.A27])" office:value-type="float" office:value="7.77815133000429">
            <text:p>7.77815133</text:p>
          </table:table-cell>
          <table:table-cell table:formula="of:=LOG([.B27])" office:value-type="float" office:value="-1.32902116897624">
            <text:p>-1.329021169</text:p>
          </table:table-cell>
          <table:table-cell table:formula="of:=LOG([.C27])" office:value-type="float" office:value="-1.20409844606429">
            <text:p>-1.2040984461</text:p>
          </table:table-cell>
          <table:table-cell table:formula="of:=LOG([.D27])" office:value-type="float" office:value="-1.32903883929557">
            <text:p>-1.3290388393</text:p>
          </table:table-cell>
          <table:table-cell table:number-columns-repeated="2"/>
          <table:table-cell office:value-type="float" office:value="12.594810962677">
            <text:p>12.5948109627</text:p>
          </table:table-cell>
          <table:table-cell office:value-type="float" office:value="21.86115193367">
            <text:p>21.8611519337</text:p>
          </table:table-cell>
          <table:table-cell office:value-type="float" office:value="19.6735670566559">
            <text:p>19.6735670567</text:p>
          </table:table-cell>
          <table:table-cell/>
          <table:table-cell table:formula="of:=([.L27]+[.M27]+[.N27])/3" office:value-type="float" office:value="18.043176651001">
            <text:p>18.043176651</text:p>
          </table:table-cell>
          <table:table-cell table:formula="of:=LOG([.P27])" office:value-type="float" office:value="1.25631300108554">
            <text:p>1.2563130011</text:p>
          </table:table-cell>
        </table:table-row>
        <table:table-row table:style-name="ro1">
          <table:table-cell office:value-type="float" office:value="70000037">
            <text:p>70000037</text:p>
          </table:table-cell>
          <table:table-cell office:value-type="float" office:value="0.0468771457672119">
            <text:p>0.0468771458</text:p>
          </table:table-cell>
          <table:table-cell table:number-columns-repeated="2" office:value-type="float" office:value="0.0468778610229492">
            <text:p>0.046877861</text:p>
          </table:table-cell>
          <table:table-cell/>
          <table:table-cell table:formula="of:=LOG([.A28])" office:value-type="float" office:value="7.84509826956985">
            <text:p>7.8450982696</text:p>
          </table:table-cell>
          <table:table-cell table:formula="of:=LOG([.B28])" office:value-type="float" office:value="-1.32903883929557">
            <text:p>-1.3290388393</text:p>
          </table:table-cell>
          <table:table-cell table:formula="of:=LOG([.C28])" office:value-type="float" office:value="-1.32903221284157">
            <text:p>-1.3290322128</text:p>
          </table:table-cell>
          <table:table-cell table:formula="of:=LOG([.D28])" office:value-type="float" office:value="-1.32903221284157">
            <text:p>-1.3290322128</text:p>
          </table:table-cell>
          <table:table-cell table:number-columns-repeated="2"/>
          <table:table-cell office:value-type="float" office:value="18.9872860908508">
            <text:p>18.9872860909</text:p>
          </table:table-cell>
          <table:table-cell office:value-type="float" office:value="7.75063395500183">
            <text:p>7.750633955</text:p>
          </table:table-cell>
          <table:table-cell office:value-type="float" office:value="9.20392203330994">
            <text:p>9.2039220333</text:p>
          </table:table-cell>
          <table:table-cell/>
          <table:table-cell table:formula="of:=([.L28]+[.M28]+[.N28])/3" office:value-type="float" office:value="11.9806140263875">
            <text:p>11.9806140264</text:p>
          </table:table-cell>
          <table:table-cell table:formula="of:=LOG([.P28])" office:value-type="float" office:value="1.07847907693794">
            <text:p>1.0784790769</text:p>
          </table:table-cell>
        </table:table-row>
        <table:table-row table:style-name="ro1">
          <table:table-cell office:value-type="float" office:value="80000069">
            <text:p>80000069</text:p>
          </table:table-cell>
          <table:table-cell office:value-type="float" office:value="0.0312538146972656">
            <text:p>0.0312538147</text:p>
          </table:table-cell>
          <table:table-cell office:value-type="float" office:value="0.0468780994415283">
            <text:p>0.0468780994</text:p>
          </table:table-cell>
          <table:table-cell office:value-type="float" office:value="0.046875">
            <text:p>0.046875</text:p>
          </table:table-cell>
          <table:table-cell/>
          <table:table-cell table:formula="of:=LOG([.A29])" office:value-type="float" office:value="7.90309036157077">
            <text:p>7.9030903616</text:p>
          </table:table-cell>
          <table:table-cell table:formula="of:=LOG([.B29])" office:value-type="float" office:value="-1.50509696709227">
            <text:p>-1.5050969671</text:p>
          </table:table-cell>
          <table:table-cell table:formula="of:=LOG([.C29])" office:value-type="float" office:value="-1.32903000404604">
            <text:p>-1.329030004</text:p>
          </table:table-cell>
          <table:table-cell table:formula="of:=LOG([.D29])" office:value-type="float" office:value="-1.32905871926422">
            <text:p>-1.3290587193</text:p>
          </table:table-cell>
          <table:table-cell table:number-columns-repeated="2"/>
          <table:table-cell office:value-type="float" office:value="3.01595187187195">
            <text:p>3.0159518719</text:p>
          </table:table-cell>
          <table:table-cell office:value-type="float" office:value="22.7832081317902">
            <text:p>22.7832081318</text:p>
          </table:table-cell>
          <table:table-cell office:value-type="float" office:value="25.2208619117737">
            <text:p>25.2208619118</text:p>
          </table:table-cell>
          <table:table-cell/>
          <table:table-cell table:formula="of:=([.L29]+[.M29]+[.N29])/3" office:value-type="float" office:value="17.006673971812">
            <text:p>17.0066739718</text:p>
          </table:table-cell>
          <table:table-cell table:formula="of:=LOG([.P29])" office:value-type="float" office:value="1.23061938610352">
            <text:p>1.2306193861</text:p>
          </table:table-cell>
        </table:table-row>
        <table:table-row table:style-name="ro1">
          <table:table-cell office:value-type="float" office:value="90000049">
            <text:p>90000049</text:p>
          </table:table-cell>
          <table:table-cell office:value-type="float" office:value="0.0625">
            <text:p>0.0625</text:p>
          </table:table-cell>
          <table:table-cell office:value-type="float" office:value="0.0625040531158447">
            <text:p>0.0625040531</text:p>
          </table:table-cell>
          <table:table-cell office:value-type="float" office:value="0.0625059604644775">
            <text:p>0.0625059605</text:p>
          </table:table-cell>
          <table:table-cell/>
          <table:table-cell table:formula="of:=LOG([.A30])" office:value-type="float" office:value="7.95424274588848">
            <text:p>7.9542427459</text:p>
          </table:table-cell>
          <table:table-cell table:formula="of:=LOG([.B30])" office:value-type="float" office:value="-1.20411998265592">
            <text:p>-1.2041199827</text:p>
          </table:table-cell>
          <table:table-cell table:formula="of:=LOG([.C30])" office:value-type="float" office:value="-1.20409181963557">
            <text:p>-1.2040918196</text:p>
          </table:table-cell>
          <table:table-cell table:formula="of:=LOG([.D30])" office:value-type="float" office:value="-1.20407856708143">
            <text:p>-1.2040785671</text:p>
          </table:table-cell>
          <table:table-cell table:number-columns-repeated="2"/>
          <table:table-cell office:value-type="float" office:value="1.32819414138794">
            <text:p>1.3281941414</text:p>
          </table:table-cell>
          <table:table-cell office:value-type="float" office:value="27.8778040409088">
            <text:p>27.8778040409</text:p>
          </table:table-cell>
          <table:table-cell office:value-type="float" office:value="20.9863111972809">
            <text:p>20.9863111973</text:p>
          </table:table-cell>
          <table:table-cell/>
          <table:table-cell table:formula="of:=([.L30]+[.M30]+[.N30])/3" office:value-type="float" office:value="16.7307697931925">
            <text:p>16.7307697932</text:p>
          </table:table-cell>
          <table:table-cell table:formula="of:=LOG([.P30])" office:value-type="float" office:value="1.22351592358311">
            <text:p>1.2235159236</text:p>
          </table:table-cell>
        </table:table-row>
        <table:table-row table:style-name="ro1">
          <table:table-cell office:value-type="float" office:value="100000049">
            <text:p>100000049</text:p>
          </table:table-cell>
          <table:table-cell office:value-type="float" office:value="0.0625050067901611">
            <text:p>0.0625050068</text:p>
          </table:table-cell>
          <table:table-cell table:number-columns-repeated="2" office:value-type="float" office:value="0.0625040531158447">
            <text:p>0.0625040531</text:p>
          </table:table-cell>
          <table:table-cell/>
          <table:table-cell table:formula="of:=LOG([.A31])" office:value-type="float" office:value="8.00000021280424">
            <text:p>8.0000002128</text:p>
          </table:table-cell>
          <table:table-cell table:formula="of:=LOG([.B31])" office:value-type="float" office:value="-1.20408519330795">
            <text:p>-1.2040851933</text:p>
          </table:table-cell>
          <table:table-cell table:formula="of:=LOG([.C31])" office:value-type="float" office:value="-1.20409181963557">
            <text:p>-1.2040918196</text:p>
          </table:table-cell>
          <table:table-cell table:formula="of:=LOG([.D31])" office:value-type="float" office:value="-1.20409181963557">
            <text:p>-1.2040918196</text:p>
          </table:table-cell>
          <table:table-cell table:number-columns-repeated="2"/>
          <table:table-cell office:value-type="float" office:value="30.8649559020996">
            <text:p>30.8649559021</text:p>
          </table:table-cell>
          <table:table-cell office:value-type="float" office:value="25.5803189277649">
            <text:p>25.5803189278</text:p>
          </table:table-cell>
          <table:table-cell office:value-type="float" office:value="33.3623118400574">
            <text:p>33.3623118401</text:p>
          </table:table-cell>
          <table:table-cell/>
          <table:table-cell table:formula="of:=([.L31]+[.M31]+[.N31])/3" office:value-type="float" office:value="29.9358622233073">
            <text:p>29.9358622233</text:p>
          </table:table-cell>
          <table:table-cell table:formula="of:=LOG([.P31])" office:value-type="float" office:value="1.47619177136535">
            <text:p>1.4761917714</text:p>
          </table:table-cell>
        </table:table-row>
        <table:table-row table:style-name="ro1">
          <table:table-cell office:value-type="float" office:value="200000033">
            <text:p>200000033</text:p>
          </table:table-cell>
          <table:table-cell office:value-type="float" office:value="0.0625040531158447">
            <text:p>0.0625040531</text:p>
          </table:table-cell>
          <table:table-cell office:value-type="float" office:value="0.0625050067901611">
            <text:p>0.0625050068</text:p>
          </table:table-cell>
          <table:table-cell office:value-type="float" office:value="0.125007152557373">
            <text:p>0.1250071526</text:p>
          </table:table-cell>
          <table:table-cell/>
          <table:table-cell table:formula="of:=LOG([.A32])" office:value-type="float" office:value="8.30103006732256">
            <text:p>8.3010300673</text:p>
          </table:table-cell>
          <table:table-cell table:formula="of:=LOG([.B32])" office:value-type="float" office:value="-1.20409181963557">
            <text:p>-1.2040918196</text:p>
          </table:table-cell>
          <table:table-cell table:formula="of:=LOG([.C32])" office:value-type="float" office:value="-1.20408519330795">
            <text:p>-1.2040851933</text:p>
          </table:table-cell>
          <table:table-cell table:formula="of:=LOG([.D32])" office:value-type="float" office:value="-0.903065137173307">
            <text:p>-0.9030651372</text:p>
          </table:table-cell>
          <table:table-cell table:number-columns-repeated="2"/>
          <table:table-cell office:value-type="float" office:value="34.2561430931091">
            <text:p>34.2561430931</text:p>
          </table:table-cell>
          <table:table-cell office:value-type="float" office:value="0.234386920928955">
            <text:p>0.2343869209</text:p>
          </table:table-cell>
          <table:table-cell office:value-type="float" office:value="50.0469961166382">
            <text:p>50.0469961166</text:p>
          </table:table-cell>
          <table:table-cell/>
          <table:table-cell table:formula="of:=([.L32]+[.M32]+[.N32])/3" office:value-type="float" office:value="28.1791753768921">
            <text:p>28.1791753769</text:p>
          </table:table-cell>
          <table:table-cell table:formula="of:=LOG([.P32])" office:value-type="float" office:value="1.44992827995483">
            <text:p>1.44992828</text:p>
          </table:table-cell>
        </table:table-row>
        <table:table-row table:style-name="ro1">
          <table:table-cell office:value-type="float" office:value="300000119">
            <text:p>300000119</text:p>
          </table:table-cell>
          <table:table-cell office:value-type="float" office:value="0.125010013580322">
            <text:p>0.1250100136</text:p>
          </table:table-cell>
          <table:table-cell office:value-type="float" office:value="0.0937538146972656">
            <text:p>0.0937538147</text:p>
          </table:table-cell>
          <table:table-cell office:value-type="float" office:value="0.109381914138794">
            <text:p>0.1093819141</text:p>
          </table:table-cell>
          <table:table-cell/>
          <table:table-cell table:formula="of:=LOG([.A33])" office:value-type="float" office:value="8.47712142698977">
            <text:p>8.477121427</text:p>
          </table:table-cell>
          <table:table-cell table:formula="of:=LOG([.B33])" office:value-type="float" office:value="-0.903055197643965">
            <text:p>-0.9030551976</text:p>
          </table:table-cell>
          <table:table-cell table:formula="of:=LOG([.C33])" office:value-type="float" office:value="-1.02801105247205">
            <text:p>-1.0280110525</text:p>
          </table:table-cell>
          <table:table-cell table:formula="of:=LOG([.D33])" office:value-type="float" office:value="-0.96105448091894">
            <text:p>-0.9610544809</text:p>
          </table:table-cell>
          <table:table-cell table:number-columns-repeated="2"/>
          <table:table-cell office:value-type="float" office:value="102.299564838409">
            <text:p>102.2995648384</text:p>
          </table:table-cell>
          <table:table-cell office:value-type="float" office:value="21.9862811565399">
            <text:p>21.9862811565</text:p>
          </table:table-cell>
          <table:table-cell office:value-type="float" office:value="88.913920879364">
            <text:p>88.9139208794</text:p>
          </table:table-cell>
          <table:table-cell/>
          <table:table-cell table:formula="of:=([.L33]+[.M33]+[.N33])/3" office:value-type="float" office:value="71.0665889581043">
            <text:p>71.0665889581</text:p>
          </table:table-cell>
          <table:table-cell table:formula="of:=LOG([.P33])" office:value-type="float" office:value="1.85166547075094">
            <text:p>1.8516654708</text:p>
          </table:table-cell>
        </table:table-row>
        <table:table-row table:style-name="ro1">
          <table:table-cell office:value-type="float" office:value="400000043">
            <text:p>400000043</text:p>
          </table:table-cell>
          <table:table-cell office:value-type="float" office:value="0.109378099441528">
            <text:p>0.1093780994</text:p>
          </table:table-cell>
          <table:table-cell office:value-type="float" office:value="0.0937550067901611">
            <text:p>0.0937550068</text:p>
          </table:table-cell>
          <table:table-cell office:value-type="float" office:value="0.125006914138794">
            <text:p>0.1250069141</text:p>
          </table:table-cell>
          <table:table-cell/>
          <table:table-cell table:formula="of:=LOG([.A34])" office:value-type="float" office:value="8.60206003801462">
            <text:p>8.602060038</text:p>
          </table:table-cell>
          <table:table-cell table:formula="of:=LOG([.B34])" office:value-type="float" office:value="-0.961069627215064">
            <text:p>-0.9610696272</text:p>
          </table:table-cell>
          <table:table-cell table:formula="of:=LOG([.C34])" office:value-type="float" office:value="-1.02800553039195">
            <text:p>-1.0280055304</text:p>
          </table:table-cell>
          <table:table-cell table:formula="of:=LOG([.D34])" office:value-type="float" office:value="-0.903065965477687">
            <text:p>-0.9030659655</text:p>
          </table:table-cell>
          <table:table-cell table:number-columns-repeated="2"/>
          <table:table-cell office:value-type="float" office:value="46.564905166626">
            <text:p>46.5649051666</text:p>
          </table:table-cell>
          <table:table-cell office:value-type="float" office:value="51.0685000419617">
            <text:p>51.068500042</text:p>
          </table:table-cell>
          <table:table-cell office:value-type="float" office:value="140.601744174957">
            <text:p>140.601744175</text:p>
          </table:table-cell>
          <table:table-cell/>
          <table:table-cell table:formula="of:=([.L34]+[.M34]+[.N34])/3" office:value-type="float" office:value="79.4117164611816">
            <text:p>79.4117164612</text:p>
          </table:table-cell>
          <table:table-cell table:formula="of:=LOG([.P34])" office:value-type="float" office:value="1.89988458327152">
            <text:p>1.8998845833</text:p>
          </table:table-cell>
        </table:table-row>
        <table:table-row table:style-name="ro1">
          <table:table-cell office:value-type="float" office:value="500000057">
            <text:p>500000057</text:p>
          </table:table-cell>
          <table:table-cell office:value-type="float" office:value="0.125005960464478">
            <text:p>0.1250059605</text:p>
          </table:table-cell>
          <table:table-cell office:value-type="float" office:value="0.125007152557373">
            <text:p>0.1250071526</text:p>
          </table:table-cell>
          <table:table-cell office:value-type="float" office:value="0.140635013580322">
            <text:p>0.1406350136</text:p>
          </table:table-cell>
          <table:table-cell/>
          <table:table-cell table:formula="of:=LOG([.A35])" office:value-type="float" office:value="8.69897005384559">
            <text:p>8.6989700538</text:p>
          </table:table-cell>
          <table:table-cell table:formula="of:=LOG([.B35])" office:value-type="float" office:value="-0.903069278711005">
            <text:p>-0.9030692787</text:p>
          </table:table-cell>
          <table:table-cell table:formula="of:=LOG([.C35])" office:value-type="float" office:value="-0.903065137173307">
            <text:p>-0.9030651372</text:p>
          </table:table-cell>
          <table:table-cell table:formula="of:=LOG([.D35])" office:value-type="float" office:value="-0.851906540542075">
            <text:p>-0.8519065405</text:p>
          </table:table-cell>
          <table:table-cell table:number-columns-repeated="2"/>
          <table:table-cell office:value-type="float" office:value="109.250191926956">
            <text:p>109.250191927</text:p>
          </table:table-cell>
          <table:table-cell office:value-type="float" office:value="86.0232968330383">
            <text:p>86.023296833</text:p>
          </table:table-cell>
          <table:table-cell office:value-type="float" office:value="33.7689218521118">
            <text:p>33.7689218521</text:p>
          </table:table-cell>
          <table:table-cell/>
          <table:table-cell table:formula="of:=([.L35]+[.M35]+[.N35])/3" office:value-type="float" office:value="76.3474702040354">
            <text:p>76.347470204</text:p>
          </table:table-cell>
          <table:table-cell table:formula="of:=LOG([.P35])" office:value-type="float" office:value="1.88279465115498">
            <text:p>1.8827946512</text:p>
          </table:table-cell>
        </table:table-row>
        <table:table-row table:style-name="ro1">
          <table:table-cell office:value-type="float" office:value="600000019">
            <text:p>600000019</text:p>
          </table:table-cell>
          <table:table-cell office:value-type="float" office:value="0.156262874603271">
            <text:p>0.1562628746</text:p>
          </table:table-cell>
          <table:table-cell office:value-type="float" office:value="0.140630960464478">
            <text:p>0.1406309605</text:p>
          </table:table-cell>
          <table:table-cell office:value-type="float" office:value="0.125004053115845">
            <text:p>0.1250040531</text:p>
          </table:table-cell>
          <table:table-cell/>
          <table:table-cell table:formula="of:=LOG([.A36])" office:value-type="float" office:value="8.7781512641363">
            <text:p>8.7781512641</text:p>
          </table:table-cell>
          <table:table-cell table:formula="of:=LOG([.B36])" office:value-type="float" office:value="-0.806144190695486">
            <text:p>-0.8061441907</text:p>
          </table:table-cell>
          <table:table-cell table:formula="of:=LOG([.C36])" office:value-type="float" office:value="-0.851919057134966">
            <text:p>-0.8519190571</text:p>
          </table:table-cell>
          <table:table-cell table:formula="of:=LOG([.D36])" office:value-type="float" office:value="-0.903075905253474">
            <text:p>-0.9030759053</text:p>
          </table:table-cell>
          <table:table-cell table:number-columns-repeated="2"/>
          <table:table-cell office:value-type="float" office:value="92.1335530281067">
            <text:p>92.1335530281</text:p>
          </table:table-cell>
          <table:table-cell office:value-type="float" office:value="7.90703201293945">
            <text:p>7.9070320129</text:p>
          </table:table-cell>
          <table:table-cell office:value-type="float" office:value="3.75033211708069">
            <text:p>3.7503321171</text:p>
          </table:table-cell>
          <table:table-cell/>
          <table:table-cell table:formula="of:=([.L36]+[.M36]+[.N36])/3" office:value-type="float" office:value="34.5969723860423">
            <text:p>34.596972386</text:p>
          </table:table-cell>
          <table:table-cell table:formula="of:=LOG([.P36])" office:value-type="float" office:value="1.53903809493247">
            <text:p>1.5390380949</text:p>
          </table:table-cell>
        </table:table-row>
        <table:table-row table:style-name="ro1">
          <table:table-cell office:value-type="float" office:value="700000001">
            <text:p>700000001</text:p>
          </table:table-cell>
          <table:table-cell office:value-type="float" office:value="0.187507152557373">
            <text:p>0.1875071526</text:p>
          </table:table-cell>
          <table:table-cell office:value-type="float" office:value="0.171885967254639">
            <text:p>0.1718859673</text:p>
          </table:table-cell>
          <table:table-cell office:value-type="float" office:value="0.156262874603271">
            <text:p>0.1562628746</text:p>
          </table:table-cell>
          <table:table-cell/>
          <table:table-cell table:formula="of:=LOG([.A37])" office:value-type="float" office:value="8.84509804063468">
            <text:p>8.8450980406</text:p>
          </table:table-cell>
          <table:table-cell table:formula="of:=LOG([.B37])" office:value-type="float" office:value="-0.726982161232519">
            <text:p>-0.7269821612</text:p>
          </table:table-cell>
          <table:table-cell table:formula="of:=LOG([.C37])" office:value-type="float" office:value="-0.764759577604048">
            <text:p>-0.7647595776</text:p>
          </table:table-cell>
          <table:table-cell table:formula="of:=LOG([.D37])" office:value-type="float" office:value="-0.806144190695486">
            <text:p>-0.8061441907</text:p>
          </table:table-cell>
          <table:table-cell table:number-columns-repeated="2"/>
          <table:table-cell office:value-type="float" office:value="141.708231925964">
            <text:p>141.708231926</text:p>
          </table:table-cell>
          <table:table-cell office:value-type="float" office:value="142.829035997391">
            <text:p>142.8290359974</text:p>
          </table:table-cell>
          <table:table-cell office:value-type="float" office:value="150.577069997787">
            <text:p>150.5770699978</text:p>
          </table:table-cell>
          <table:table-cell/>
          <table:table-cell table:formula="of:=([.L37]+[.M37]+[.N37])/3" office:value-type="float" office:value="145.038112640381">
            <text:p>145.0381126404</text:p>
          </table:table-cell>
          <table:table-cell table:formula="of:=LOG([.P37])" office:value-type="float" office:value="2.16148213971403">
            <text:p>2.1614821397</text:p>
          </table:table-cell>
        </table:table-row>
        <table:table-row table:style-name="ro1">
          <table:table-cell office:value-type="float" office:value="800000063">
            <text:p>800000063</text:p>
          </table:table-cell>
          <table:table-cell office:value-type="float" office:value="0.156259059906006">
            <text:p>0.1562590599</text:p>
          </table:table-cell>
          <table:table-cell office:value-type="float" office:value="0.140637874603271">
            <text:p>0.1406378746</text:p>
          </table:table-cell>
          <table:table-cell office:value-type="float" office:value="0.156258106231689">
            <text:p>0.1562581062</text:p>
          </table:table-cell>
          <table:table-cell/>
          <table:table-cell table:formula="of:=LOG([.A38])" office:value-type="float" office:value="8.90309002119263">
            <text:p>8.9030900212</text:p>
          </table:table-cell>
          <table:table-cell table:formula="of:=LOG([.B38])" office:value-type="float" office:value="-0.80615479284394">
            <text:p>-0.8061547928</text:p>
          </table:table-cell>
          <table:table-cell table:formula="of:=LOG([.C38])" office:value-type="float" office:value="-0.851897705517218">
            <text:p>-0.8518977055</text:p>
          </table:table-cell>
          <table:table-cell table:formula="of:=LOG([.D38])" office:value-type="float" office:value="-0.806157443421498">
            <text:p>-0.8061574434</text:p>
          </table:table-cell>
          <table:table-cell table:number-columns-repeated="2"/>
          <table:table-cell office:value-type="float" office:value="125.728140115738">
            <text:p>125.7281401157</text:p>
          </table:table-cell>
          <table:table-cell office:value-type="float" office:value="41.6466710567474">
            <text:p>41.6466710567</text:p>
          </table:table-cell>
          <table:table-cell office:value-type="float" office:value="56.4895379543304">
            <text:p>56.4895379543</text:p>
          </table:table-cell>
          <table:table-cell/>
          <table:table-cell table:formula="of:=([.L38]+[.M38]+[.N38])/3" office:value-type="float" office:value="74.6214497089386">
            <text:p>74.6214497089</text:p>
          </table:table-cell>
          <table:table-cell table:formula="of:=LOG([.P38])" office:value-type="float" office:value="1.87286368204703">
            <text:p>1.872863682</text:p>
          </table:table-cell>
        </table:table-row>
        <table:table-row table:style-name="ro1">
          <table:table-cell office:value-type="float" office:value="900000011">
            <text:p>900000011</text:p>
          </table:table-cell>
          <table:table-cell office:value-type="float" office:value="0.203139781951904">
            <text:p>0.203139782</text:p>
          </table:table-cell>
          <table:table-cell office:value-type="float" office:value="0.140631198883057">
            <text:p>0.1406311989</text:p>
          </table:table-cell>
          <table:table-cell office:value-type="float" office:value="0.125003099441528">
            <text:p>0.1250030994</text:p>
          </table:table-cell>
          <table:table-cell/>
          <table:table-cell table:formula="of:=LOG([.A39])" office:value-type="float" office:value="8.95424251474737">
            <text:p>8.9542425147</text:p>
          </table:table-cell>
          <table:table-cell table:formula="of:=LOG([.B39])" office:value-type="float" office:value="-0.692205018050885">
            <text:p>-0.6922050181</text:p>
          </table:table-cell>
          <table:table-cell table:formula="of:=LOG([.C39])" office:value-type="float" office:value="-0.851918320854811">
            <text:p>-0.8519183209</text:p>
          </table:table-cell>
          <table:table-cell table:formula="of:=LOG([.D39])" office:value-type="float" office:value="-0.903079218562626">
            <text:p>-0.9030792186</text:p>
          </table:table-cell>
          <table:table-cell table:number-columns-repeated="2"/>
          <table:table-cell office:value-type="float" office:value="265.085866928101">
            <text:p>265.0858669281</text:p>
          </table:table-cell>
          <table:table-cell office:value-type="float" office:value="62.4585270881653">
            <text:p>62.4585270882</text:p>
          </table:table-cell>
          <table:table-cell office:value-type="float" office:value="31.7837679386139">
            <text:p>31.7837679386</text:p>
          </table:table-cell>
          <table:table-cell/>
          <table:table-cell table:formula="of:=([.L39]+[.M39]+[.N39])/3" office:value-type="float" office:value="119.77605398496">
            <text:p>119.776053985</text:p>
          </table:table-cell>
          <table:table-cell table:formula="of:=LOG([.P39])" office:value-type="float" office:value="2.07837000117776">
            <text:p>2.0783700012</text:p>
          </table:table-cell>
        </table:table-row>
        <table:table-row table:style-name="ro1">
          <table:table-cell office:value-type="float" office:value="1000000097">
            <text:p>1000000097</text:p>
          </table:table-cell>
          <table:table-cell office:value-type="float" office:value="0.203137159347534">
            <text:p>0.2031371593</text:p>
          </table:table-cell>
          <table:table-cell table:number-columns-repeated="2" office:value-type="float" office:value="0.234388828277588">
            <text:p>0.2343888283</text:p>
          </table:table-cell>
          <table:table-cell/>
          <table:table-cell table:formula="of:=LOG([.A40])" office:value-type="float" office:value="9.00000004212656">
            <text:p>9.0000000421</text:p>
          </table:table-cell>
          <table:table-cell table:formula="of:=LOG([.B40])" office:value-type="float" office:value="-0.692210624978034">
            <text:p>-0.692210625</text:p>
          </table:table-cell>
          <table:table-cell table:formula="of:=LOG([.C40])" office:value-type="float" office:value="-0.630063092026906">
            <text:p>-0.630063092</text:p>
          </table:table-cell>
          <table:table-cell table:formula="of:=LOG([.D40])" office:value-type="float" office:value="-0.630063092026906">
            <text:p>-0.630063092</text:p>
          </table:table-cell>
          <table:table-cell table:number-columns-repeated="2"/>
          <table:table-cell office:value-type="float" office:value="231.11661696434">
            <text:p>231.1166169643</text:p>
          </table:table-cell>
          <table:table-cell office:value-type="float" office:value="315.180782794952">
            <text:p>315.180782795</text:p>
          </table:table-cell>
          <table:table-cell office:value-type="float" office:value="336.729619026184">
            <text:p>336.7296190262</text:p>
          </table:table-cell>
          <table:table-cell/>
          <table:table-cell table:formula="of:=([.L40]+[.M40]+[.N40])/3" office:value-type="float" office:value="294.342339595159">
            <text:p>294.3423395952</text:p>
          </table:table-cell>
          <table:table-cell table:formula="of:=LOG([.P40])" office:value-type="float" office:value="2.46885273756676">
            <text:p>2.4688527376</text:p>
          </table:table-cell>
        </table:table-row>
        <table:table-row table:style-name="ro1">
          <table:table-cell office:value-type="float" office:value="2000000011">
            <text:p>2000000011</text:p>
          </table:table-cell>
          <table:table-cell office:value-type="float" office:value="0.2500159740448">
            <text:p>0.250015974</text:p>
          </table:table-cell>
          <table:table-cell office:value-type="float" office:value="0.296890020370483">
            <text:p>0.2968900204</text:p>
          </table:table-cell>
          <table:table-cell office:value-type="float" office:value="0.328148126602173">
            <text:p>0.3281481266</text:p>
          </table:table-cell>
          <table:table-cell/>
          <table:table-cell table:formula="of:=LOG([.A41])" office:value-type="float" office:value="9.3010299980526">
            <text:p>9.3010299981</text:p>
          </table:table-cell>
          <table:table-cell table:formula="of:=LOG([.B41])" office:value-type="float" office:value="-0.602032242456435">
            <text:p>-0.6020322425</text:p>
          </table:table-cell>
          <table:table-cell table:formula="of:=LOG([.C41])" office:value-type="float" office:value="-0.527404400487057">
            <text:p>-0.5274044005</text:p>
          </table:table-cell>
          <table:table-cell table:formula="of:=LOG([.D41])" office:value-type="float" office:value="-0.483930070787406">
            <text:p>-0.4839300708</text:p>
          </table:table-cell>
          <table:table-cell table:number-columns-repeated="2"/>
          <table:table-cell office:value-type="float" office:value="110.237655878067">
            <text:p>110.2376558781</text:p>
          </table:table-cell>
          <table:table-cell office:value-type="float" office:value="614.300888061523">
            <text:p>614.3008880615</text:p>
          </table:table-cell>
          <table:table-cell office:value-type="float" office:value="563.014373064041">
            <text:p>563.014373064</text:p>
          </table:table-cell>
          <table:table-cell/>
          <table:table-cell table:formula="of:=([.L41]+[.M41]+[.N41])/3" office:value-type="float" office:value="429.184305667877">
            <text:p>429.1843056679</text:p>
          </table:table-cell>
          <table:table-cell table:formula="of:=LOG([.P41])" office:value-type="float" office:value="2.63264383238418">
            <text:p>2.6326438324</text:p>
          </table:table-cell>
        </table:table-row>
        <table:table-row table:style-name="ro1">
          <table:table-cell office:value-type="float" office:value="3000000077">
            <text:p>3000000077</text:p>
          </table:table-cell>
          <table:table-cell office:value-type="float" office:value="0.343766927719116">
            <text:p>0.3437669277</text:p>
          </table:table-cell>
          <table:table-cell office:value-type="float" office:value="0.390756130218506">
            <text:p>0.3907561302</text:p>
          </table:table-cell>
          <table:table-cell office:value-type="float" office:value="0.343764066696167">
            <text:p>0.3437640667</text:p>
          </table:table-cell>
          <table:table-cell/>
          <table:table-cell table:formula="of:=LOG([.A42])" office:value-type="float" office:value="9.47712126586655">
            <text:p>9.4771212659</text:p>
          </table:table-cell>
          <table:table-cell table:formula="of:=LOG([.B42])" office:value-type="float" office:value="-0.463735907171872">
            <text:p>-0.4637359072</text:p>
          </table:table-cell>
          <table:table-cell table:formula="of:=LOG([.C42])" office:value-type="float" office:value="-0.408094200003116">
            <text:p>-0.4080942</text:p>
          </table:table-cell>
          <table:table-cell table:formula="of:=LOG([.D42])" office:value-type="float" office:value="-0.463739521631408">
            <text:p>-0.4637395216</text:p>
          </table:table-cell>
          <table:table-cell table:number-columns-repeated="2"/>
          <table:table-cell office:value-type="float" office:value="553.778928041458">
            <text:p>553.7789280415</text:p>
          </table:table-cell>
          <table:table-cell office:value-type="float" office:value="743.541072130203">
            <text:p>743.5410721302</text:p>
          </table:table-cell>
          <table:table-cell office:value-type="float" office:value="464.729474067688">
            <text:p>464.7294740677</text:p>
          </table:table-cell>
          <table:table-cell/>
          <table:table-cell table:formula="of:=([.L42]+[.M42]+[.N42])/3" office:value-type="float" office:value="587.34982474645">
            <text:p>587.3498247465</text:p>
          </table:table-cell>
          <table:table-cell table:formula="of:=LOG([.P42])" office:value-type="float" office:value="2.76889684350364">
            <text:p>2.7688968435</text:p>
          </table:table-cell>
        </table:table-row>
        <table:table-row table:style-name="ro1">
          <table:table-cell office:value-type="float" office:value="4000000007">
            <text:p>4000000007</text:p>
          </table:table-cell>
          <table:table-cell office:value-type="float" office:value="0.437525033950806">
            <text:p>0.437525034</text:p>
          </table:table-cell>
          <table:table-cell office:value-type="float" office:value="0.406277894973755">
            <text:p>0.406277895</text:p>
          </table:table-cell>
          <table:table-cell office:value-type="float" office:value="0.5469069480896">
            <text:p>0.5469069481</text:p>
          </table:table-cell>
          <table:table-cell/>
          <table:table-cell table:formula="of:=LOG([.A43])" office:value-type="float" office:value="9.60205999208798">
            <text:p>9.6020599921</text:p>
          </table:table-cell>
          <table:table-cell table:formula="of:=LOG([.B43])" office:value-type="float" office:value="-0.358997092823031">
            <text:p>-0.3589970928</text:p>
          </table:table-cell>
          <table:table-cell table:formula="of:=LOG([.C43])" office:value-type="float" office:value="-0.391176806401326">
            <text:p>-0.3911768064</text:p>
          </table:table-cell>
          <table:table-cell table:formula="of:=LOG([.D43])" office:value-type="float" office:value="-0.262086559167315">
            <text:p>-0.2620865592</text:p>
          </table:table-cell>
          <table:table-cell table:number-columns-repeated="2"/>
          <table:table-cell office:value-type="float" office:value="1077.09322714806">
            <text:p>1077.0932271481</text:p>
          </table:table-cell>
          <table:table-cell office:value-type="float" office:value="1017.36480498314">
            <text:p>1017.3648049831</text:p>
          </table:table-cell>
          <table:table-cell office:value-type="float" office:value="1438.60947084427">
            <text:p>1438.6094708443</text:p>
          </table:table-cell>
          <table:table-cell/>
          <table:table-cell table:formula="of:=([.L43]+[.M43]+[.N43])/3" office:value-type="float" office:value="1177.68916765849">
            <text:p>1177.6891676585</text:p>
          </table:table-cell>
          <table:table-cell table:formula="of:=LOG([.P43])" office:value-type="float" office:value="3.0710306804479">
            <text:p>3.0710306804</text:p>
          </table:table-cell>
        </table:table-row>
        <table:table-row table:style-name="ro1">
          <table:table-cell office:value-type="float" office:value="5000000497">
            <text:p>5000000497</text:p>
          </table:table-cell>
          <table:table-cell office:value-type="float" office:value="0.375022888183594">
            <text:p>0.3750228882</text:p>
          </table:table-cell>
          <table:table-cell office:value-type="float" office:value="0.423354148864746">
            <text:p>0.4233541489</text:p>
          </table:table-cell>
          <table:table-cell office:value-type="float" office:value="0.500028848648071">
            <text:p>0.5000288486</text:p>
          </table:table-cell>
          <table:table-cell/>
          <table:table-cell table:formula="of:=LOG([.A44])" office:value-type="float" office:value="9.69897004750489">
            <text:p>9.6989700475</text:p>
          </table:table-cell>
          <table:table-cell table:formula="of:=LOG([.B44])" office:value-type="float" office:value="-0.425942225849623">
            <text:p>-0.4259422258</text:p>
          </table:table-cell>
          <table:table-cell table:formula="of:=LOG([.C44])" office:value-type="float" office:value="-0.373296179791615">
            <text:p>-0.3732961798</text:p>
          </table:table-cell>
          <table:table-cell table:formula="of:=LOG([.D44])" office:value-type="float" office:value="-0.301004938769496">
            <text:p>-0.3010049388</text:p>
          </table:table-cell>
          <table:table-cell table:number-columns-repeated="2"/>
          <table:table-cell office:value-type="float" office:value="476.091713905335">
            <text:p>476.0917139053</text:p>
          </table:table-cell>
          <table:table-cell office:value-type="float" office:value="397.32559299469">
            <text:p>397.3255929947</text:p>
          </table:table-cell>
          <table:table-cell office:value-type="float" office:value="653.001302957535">
            <text:p>653.0013029575</text:p>
          </table:table-cell>
          <table:table-cell/>
          <table:table-cell table:formula="of:=([.L44]+[.M44]+[.N44])/3" office:value-type="float" office:value="508.806203285853">
            <text:p>508.8062032859</text:p>
          </table:table-cell>
          <table:table-cell table:formula="of:=LOG([.P44])" office:value-type="float" office:value="2.7065523975232">
            <text:p>2.7065523975</text:p>
          </table:table-cell>
        </table:table-row>
        <table:table-row table:style-name="ro1">
          <table:table-cell office:value-type="float" office:value="6000000089">
            <text:p>6000000089</text:p>
          </table:table-cell>
          <table:table-cell office:value-type="float" office:value="0.437520027160645">
            <text:p>0.4375200272</text:p>
          </table:table-cell>
          <table:table-cell office:value-type="float" office:value="0.453153848648071">
            <text:p>0.4531538486</text:p>
          </table:table-cell>
          <table:table-cell office:value-type="float" office:value="0.531278133392334">
            <text:p>0.5312781334</text:p>
          </table:table-cell>
          <table:table-cell/>
          <table:table-cell table:formula="of:=LOG([.A45])" office:value-type="float" office:value="9.77815125682568">
            <text:p>9.7781512568</text:p>
          </table:table-cell>
          <table:table-cell table:formula="of:=LOG([.B45])" office:value-type="float" office:value="-0.359002062673009">
            <text:p>-0.3590020627</text:p>
          </table:table-cell>
          <table:table-cell table:formula="of:=LOG([.C45])" office:value-type="float" office:value="-0.343754327180423">
            <text:p>-0.3437543272</text:p>
          </table:table-cell>
          <table:table-cell table:formula="of:=LOG([.D45])" office:value-type="float" office:value="-0.274678058629085">
            <text:p>-0.2746780586</text:p>
          </table:table-cell>
          <table:table-cell table:number-columns-repeated="8"/>
        </table:table-row>
        <table:table-row table:style-name="ro1">
          <table:table-cell office:value-type="float" office:value="7000000013">
            <text:p>7000000013</text:p>
          </table:table-cell>
          <table:table-cell office:value-type="float" office:value="0.484403133392334">
            <text:p>0.4844031334</text:p>
          </table:table-cell>
          <table:table-cell office:value-type="float" office:value="0.656396150588989">
            <text:p>0.6563961506</text:p>
          </table:table-cell>
          <table:table-cell office:value-type="float" office:value="0.671915054321289">
            <text:p>0.6719150543</text:p>
          </table:table-cell>
          <table:table-cell/>
          <table:table-cell table:formula="of:=LOG([.A46])" office:value-type="float" office:value="9.8450980408208">
            <text:p>9.8450980408</text:p>
          </table:table-cell>
          <table:table-cell table:formula="of:=LOG([.B46])" office:value-type="float" office:value="-0.31479305625855">
            <text:p>-0.3147930563</text:p>
          </table:table-cell>
          <table:table-cell table:formula="of:=LOG([.C46])" office:value-type="float" office:value="-0.182833974515445">
            <text:p>-0.1828339745</text:p>
          </table:table-cell>
          <table:table-cell table:formula="of:=LOG([.D46])" office:value-type="float" office:value="-0.172685628391703">
            <text:p>-0.1726856284</text:p>
          </table:table-cell>
          <table:table-cell table:number-columns-repeated="8"/>
        </table:table-row>
        <table:table-row table:style-name="ro1">
          <table:table-cell office:value-type="float" office:value="8000000081">
            <text:p>8000000081</text:p>
          </table:table-cell>
          <table:table-cell office:value-type="float" office:value="0.562536954879761">
            <text:p>0.5625369549</text:p>
          </table:table-cell>
          <table:table-cell office:value-type="float" office:value="0.531274795532227">
            <text:p>0.5312747955</text:p>
          </table:table-cell>
          <table:table-cell office:value-type="float" office:value="0.469038009643555">
            <text:p>0.4690380096</text:p>
          </table:table-cell>
          <table:table-cell/>
          <table:table-cell table:formula="of:=LOG([.A47])" office:value-type="float" office:value="9.90308999138918">
            <text:p>9.9030899914</text:p>
          </table:table-cell>
          <table:table-cell table:formula="of:=LOG([.B47])" office:value-type="float" office:value="-0.249848942064275">
            <text:p>-0.2498489421</text:p>
          </table:table-cell>
          <table:table-cell table:formula="of:=LOG([.C47])" office:value-type="float" office:value="-0.274680787178763">
            <text:p>-0.2746807872</text:p>
          </table:table-cell>
          <table:table-cell table:formula="of:=LOG([.D47])" office:value-type="float" office:value="-0.328791961742104">
            <text:p>-0.3287919617</text:p>
          </table:table-cell>
          <table:table-cell table:number-columns-repeated="8"/>
        </table:table-row>
        <table:table-row table:style-name="ro1">
          <table:table-cell office:value-type="float" office:value="9000000307">
            <text:p>9000000307</text:p>
          </table:table-cell>
          <table:table-cell office:value-type="float" office:value="0.718919992446899">
            <text:p>0.7189199924</text:p>
          </table:table-cell>
          <table:table-cell office:value-type="float" office:value="0.531280040740967">
            <text:p>0.5312800407</text:p>
          </table:table-cell>
          <table:table-cell office:value-type="float" office:value="0.531279802322388">
            <text:p>0.5312798023</text:p>
          </table:table-cell>
          <table:table-cell/>
          <table:table-cell table:formula="of:=LOG([.A48])" office:value-type="float" office:value="9.95424252425359">
            <text:p>9.9542425243</text:p>
          </table:table-cell>
          <table:table-cell table:formula="of:=LOG([.B48])" office:value-type="float" office:value="-0.143319438924785">
            <text:p>-0.1433194389</text:p>
          </table:table-cell>
          <table:table-cell table:formula="of:=LOG([.C48])" office:value-type="float" office:value="-0.274676499465537">
            <text:p>-0.2746764995</text:p>
          </table:table-cell>
          <table:table-cell table:formula="of:=LOG([.D48])" office:value-type="float" office:value="-0.274676694360675">
            <text:p>-0.2746766944</text:p>
          </table:table-cell>
          <table:table-cell table:number-columns-repeated="8"/>
        </table:table-row>
        <table:table-row table:style-name="ro1">
          <table:table-cell office:value-type="float" office:value="10000000019">
            <text:p>10000000019</text:p>
          </table:table-cell>
          <table:table-cell office:value-type="float" office:value="0.687523126602173">
            <text:p>0.6875231266</text:p>
          </table:table-cell>
          <table:table-cell office:value-type="float" office:value="0.531286001205444">
            <text:p>0.5312860012</text:p>
          </table:table-cell>
          <table:table-cell office:value-type="float" office:value="0.812548160552979">
            <text:p>0.8125481606</text:p>
          </table:table-cell>
          <table:table-cell/>
          <table:table-cell table:formula="of:=LOG([.A49])" office:value-type="float" office:value="10.0000000008252">
            <text:p>10.0000000008</text:p>
          </table:table-cell>
          <table:table-cell table:formula="of:=LOG([.B49])" office:value-type="float" office:value="-0.162712688644197">
            <text:p>-0.1627126886</text:p>
          </table:table-cell>
          <table:table-cell table:formula="of:=LOG([.C49])" office:value-type="float" office:value="-0.274671627115528">
            <text:p>-0.2746716271</text:p>
          </table:table-cell>
          <table:table-cell table:formula="of:=LOG([.D49])" office:value-type="float" office:value="-0.090150888512116">
            <text:p>-0.0901508885</text:p>
          </table:table-cell>
          <table:table-cell table:number-columns-repeated="8"/>
        </table:table-row>
        <table:table-row table:style-name="ro1" table:number-rows-repeated="8">
          <table:table-cell table:number-columns-repeated="17"/>
        </table:table-row>
        <table:table-row table:style-name="ro1">
          <table:table-cell>
            <draw:frame table:end-cell-address="Feuille1.L89" table:end-x="0.796cm" table:end-y="0.452cm" draw:z-index="0" draw:style-name="gr1" draw:text-style-name="P1" svg:width="26.297cm" svg:height="14.426cm" svg:x="0cm" svg:y="0.027cm">
              <draw:object draw:notify-on-update-of-ranges="Feuille1.F2:Feuille1.F49 Feuille1.Q1:Feuille1.Q1 Feuille1.Q2:Feuille1.Q44 Feuille1.G1:Feuille1.G1 Feuille1.G2:Feuille1.G49 Feuille1.H1:Feuille1.H1 Feuille1.H2:Feuille1.H49 Feuille1.I1:Feuille1.I1 Feuille1.I2:Feuille1.I4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16/06/2015</text:date>, <text:time>22:1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22:10:20.26</dc:date>
    <meta:generator>OpenOffice/4.0.0$Win32 OpenOffice.org_project/400m3$Build-9702</meta:generator>
    <meta:editing-duration>PT52M41S</meta:editing-duration>
    <meta:editing-cycles>3</meta:editing-cycles>
    <meta:document-statistic meta:table-count="1" meta:cell-count="6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style:font-size-asian="13pt" style:font-size-complex="13pt"/>
    </style:style>
    <style:style style:name="ch3" style:family="chart">
      <style:chart-properties chart:auto-position="true"/>
      <style:text-properties fo:font-size="14pt" fo:font-style="italic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7">
      <style:chart-properties chart:display-label="true" chart:logarithmic="false" chart:reverse-direction="false" text:line-break="false" chart:link-data-style-to-source="false" chart:axis-position="0" chart:axis-label-position="outside-start" style:rotation-angle="2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5pt" fo:font-style="italic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5pt" fo:font-style="italic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draw:stroke="dash" draw:stroke-dash="Fine_20_Dashed_20__28_var_29_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-dash="Fine_20_Dashed_20__28_var_29_" svg:stroke-width="0.08cm" svg:stroke-color="#0000ff" draw:fill-color="#0000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006600" draw:fill-color="#0066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298cm" svg:height="14.427cm" xlink:href=".." xlink:type="simple" chart:class="chart:line" chart:column-mapping="0 1 2" chart:style-name="ch1">
        <chart:title svg:x="9.357cm" svg:y="0.424cm" chart:style-name="ch2">
          <text:p>Test Algorithme de Shank</text:p>
        </chart:title>
        <chart:subtitle svg:x="9.356cm" svg:y="1.81cm" chart:style-name="ch3">
          <text:p>pour g = 11 , g = 539 et g = 8624</text:p>
        </chart:subtitle>
        <chart:legend chart:legend-position="end" svg:x="20.535cm" svg:y="5.797cm" style:legend-expansion="high" chart:style-name="ch4"/>
        <chart:plot-area chart:style-name="ch5" table:cell-range-address="Feuille1.F1:Feuille1.I49 Feuille1.Q1:Feuille1.Q44" chart:data-source-has-labels="both" svg:x="1.929cm" svg:y="3.291cm" svg:width="17.556cm" svg:height="9.474cm">
          <chartooo:coordinate-region svg:x="2.471cm" svg:y="3.503cm" svg:width="17.014cm" svg:height="8.453cm"/>
          <chart:axis chart:dimension="x" chart:name="primary-x" chart:style-name="ch6" chartooo:axis-type="auto">
            <chartooo:date-scale/>
            <chart:title svg:x="9.924cm" svg:y="13.054cm" chart:style-name="ch7">
              <text:p>log(p)</text:p>
            </chart:title>
            <chart:categories table:cell-range-address="Feuille1.F2:Feuille1.F49"/>
          </chart:axis>
          <chart:axis chart:dimension="y" chart:name="primary-y" chart:style-name="ch8">
            <chart:title svg:x="0.451cm" svg:y="8.732cm" chart:style-name="ch9">
              <text:p>log(t)</text:p>
            </chart:title>
            <chart:grid chart:style-name="ch10" chart:class="major"/>
          </chart:axis>
          <chart:series chart:style-name="ch11" chart:values-cell-range-address="Feuille1.Q2:Feuille1.Q44" chart:label-cell-address="Feuille1.Q1:Feuille1.Q1" chart:class="chart:line">
            <chart:data-point chart:repeated="43"/>
          </chart:series>
          <chart:series chart:style-name="ch12" chart:values-cell-range-address="Feuille1.G2:Feuille1.G49" chart:label-cell-address="Feuille1.G1:Feuille1.G1" chart:class="chart:line">
            <chart:data-point chart:repeated="48"/>
          </chart:series>
          <chart:series chart:style-name="ch13" chart:values-cell-range-address="Feuille1.H2:Feuille1.H49" chart:label-cell-address="Feuille1.H1:Feuille1.H1" chart:class="chart:line">
            <chart:data-point chart:repeated="48"/>
          </chart:series>
          <chart:series chart:style-name="ch14" chart:values-cell-range-address="Feuille1.I2:Feuille1.I49" chart:label-cell-address="Feuille1.I1:Feuille1.I1" chart:class="chart:line">
            <chart:data-point chart:repeated="4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hme naïf </text:p>
                <draw:g>
                  <svg:desc>Feuille1.Q1:Feuille1.Q1</svg:desc>
                </draw:g>
              </table:table-cell>
              <table:table-cell office:value-type="string">
                <text:p>g = 11</text:p>
                <draw:g>
                  <svg:desc>Feuille1.G1:Feuille1.G1</svg:desc>
                </draw:g>
              </table:table-cell>
              <table:table-cell office:value-type="string">
                <text:p>g = 539</text:p>
                <draw:g>
                  <svg:desc>Feuille1.H1:Feuille1.H1</svg:desc>
                </draw:g>
              </table:table-cell>
              <table:table-cell office:value-type="string">
                <text:p>g = 8624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float" office:value="4.00039068924991">
                <text:p/>
                <draw:g>
                  <svg:desc>Feuille1.F2:Feuille1.F49</svg:desc>
                </draw:g>
              </table:table-cell>
              <table:table-cell office:value-type="float" office:value="-2.28274568723745">
                <text:p>-2.28274568723745</text:p>
                <draw:g>
                  <svg:desc>Feuille1.Q2:Feuille1.Q44</svg:desc>
                </draw:g>
              </table:table-cell>
              <table:table-cell office:value-type="float" office:value="-5">
                <text:p>-5</text:p>
                <draw:g>
                  <svg:desc>Feuille1.G2:Feuille1.G49</svg:desc>
                </draw:g>
              </table:table-cell>
              <table:table-cell office:value-type="float" office:value="-5">
                <text:p>-5</text:p>
                <draw:g>
                  <svg:desc>Feuille1.H2:Feuille1.H49</svg:desc>
                </draw:g>
              </table:table-cell>
              <table:table-cell office:value-type="float" office:value="-5">
                <text:p>-5</text:p>
                <draw:g>
                  <svg:desc>Feuille1.I2:Feuille1.I49</svg:desc>
                </draw:g>
              </table:table-cell>
            </table:table-row>
            <table:table-row>
              <table:table-cell office:value-type="float" office:value="4.6995689175659">
                <text:p/>
              </table:table-cell>
              <table:table-cell office:value-type="float" office:value="-1.80644070667855">
                <text:p>-1.8064407066785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5.00029955985624">
                <text:p>10</text:p>
              </table:table-cell>
              <table:table-cell office:value-type="float" office:value="-1.80608070903169">
                <text:p>-1.80608070903169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5.30103651003235">
                <text:p>10</text:p>
              </table:table-cell>
              <table:table-cell office:value-type="float" office:value="-1.37973023625717">
                <text:p>-1.37973023625717</text:p>
              </table:table-cell>
              <table:table-cell office:value-type="float" office:value="-5">
                <text:p>-5</text:p>
              </table:table-cell>
              <table:table-cell office:value-type="float" office:value="-1.80623961935052">
                <text:p>-1.8062396193505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5.47713138813935">
                <text:p>10</text:p>
              </table:table-cell>
              <table:table-cell office:value-type="float" office:value="-1.28328532465582">
                <text:p>-1.2832853246558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5.60213490066535">
                <text:p>10</text:p>
              </table:table-cell>
              <table:table-cell office:value-type="float" office:value="-1.1371552063478">
                <text:p>-1.1371552063478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1.80631915925066">
                <text:p>-1.80631915925066</text:p>
              </table:table-cell>
            </table:table-row>
            <table:table-row>
              <table:table-cell office:value-type="float" office:value="5.69899519268551">
                <text:p>10</text:p>
              </table:table-cell>
              <table:table-cell office:value-type="float" office:value="-0.961057951898479">
                <text:p>-0.961057951898479</text:p>
              </table:table-cell>
              <table:table-cell office:value-type="float" office:value="-1.8066839036356">
                <text:p>-1.8066839036356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5.77815921237616">
                <text:p>10</text:p>
              </table:table-cell>
              <table:table-cell office:value-type="float" office:value="-0.791838220657395">
                <text:p>-0.791838220657395</text:p>
              </table:table-cell>
              <table:table-cell office:value-type="float" office:value="-5">
                <text:p>-5</text:p>
              </table:table-cell>
              <table:table-cell office:value-type="float" office:value="-1.80615346756123">
                <text:p>-1.8061534675612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5.84511479104979">
                <text:p>10</text:p>
              </table:table-cell>
              <table:table-cell office:value-type="float" office:value="-0.751797949080337">
                <text:p>-0.751797949080337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1.80612033680774">
                <text:p>-1.80612033680774</text:p>
              </table:table-cell>
            </table:table-row>
            <table:table-row>
              <table:table-cell office:value-type="float" office:value="5.9031534979158">
                <text:p>10</text:p>
              </table:table-cell>
              <table:table-cell office:value-type="float" office:value="-0.791913455956729">
                <text:p>-0.791913455956729</text:p>
              </table:table-cell>
              <table:table-cell office:value-type="float" office:value="-1.80614684120833">
                <text:p>-1.80614684120833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5.95428641921709">
                <text:p>10</text:p>
              </table:table-cell>
              <table:table-cell office:value-type="float" office:value="-0.751802821487196">
                <text:p>-0.751802821487196</text:p>
              </table:table-cell>
              <table:table-cell office:value-type="float" office:value="-5">
                <text:p>-5</text:p>
              </table:table-cell>
              <table:table-cell office:value-type="float" office:value="-1.80614684120833">
                <text:p>-1.80614684120833</text:p>
              </table:table-cell>
              <table:table-cell office:value-type="float" office:value="-1.80615346756123">
                <text:p>-1.80615346756123</text:p>
              </table:table-cell>
            </table:table-row>
            <table:table-row>
              <table:table-cell office:value-type="float" office:value="6.00005775732532">
                <text:p>10</text:p>
              </table:table-cell>
              <table:table-cell office:value-type="float" office:value="-0.497889381109769">
                <text:p>-0.497889381109769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.30103064710521">
                <text:p>10</text:p>
              </table:table-cell>
              <table:table-cell office:value-type="float" office:value="-0.778127850098709">
                <text:p>-0.778127850098709</text:p>
              </table:table-cell>
              <table:table-cell office:value-type="float" office:value="-1.80615346756123">
                <text:p>-1.80615346756123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.47712545287936">
                <text:p>10</text:p>
              </table:table-cell>
              <table:table-cell office:value-type="float" office:value="-0.176068635308649">
                <text:p>-0.176068635308649</text:p>
              </table:table-cell>
              <table:table-cell office:value-type="float" office:value="-5">
                <text:p>-5</text:p>
              </table:table-cell>
              <table:table-cell office:value-type="float" office:value="-1.80615346756123">
                <text:p>-1.80615346756123</text:p>
              </table:table-cell>
              <table:table-cell office:value-type="float" office:value="-1.80615346756123">
                <text:p>-1.80615346756123</text:p>
              </table:table-cell>
            </table:table-row>
            <table:table-row>
              <table:table-cell office:value-type="float" office:value="6.60206400853334">
                <text:p>10</text:p>
              </table:table-cell>
              <table:table-cell office:value-type="float" office:value="-0.0113882569555437">
                <text:p>-0.0113882569555437</text:p>
              </table:table-cell>
              <table:table-cell office:value-type="float" office:value="-1.80615346756123">
                <text:p>-1.80615346756123</text:p>
              </table:table-cell>
              <table:table-cell office:value-type="float" office:value="-1.80615346756123">
                <text:p>-1.80615346756123</text:p>
              </table:table-cell>
              <table:table-cell office:value-type="float" office:value="-1.80609383402457">
                <text:p>-1.80609383402457</text:p>
              </table:table-cell>
            </table:table-row>
            <table:table-row>
              <table:table-cell office:value-type="float" office:value="6.69898746262328">
                <text:p>10</text:p>
              </table:table-cell>
              <table:table-cell office:value-type="float" office:value="-0.124889958678465">
                <text:p>-0.124889958678465</text:p>
              </table:table-cell>
              <table:table-cell office:value-type="float" office:value="-1.80617997398389">
                <text:p>-1.80617997398389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.77815465234376">
                <text:p>10</text:p>
              </table:table-cell>
              <table:table-cell office:value-type="float" office:value="-0.15293324759247">
                <text:p>-0.15293324759247</text:p>
              </table:table-cell>
              <table:table-cell office:value-type="float" office:value="-5">
                <text:p>-5</text:p>
              </table:table-cell>
              <table:table-cell office:value-type="float" office:value="-1.80612696275625">
                <text:p>-1.80612696275625</text:p>
              </table:table-cell>
              <table:table-cell office:value-type="float" office:value="-3.93602363534529">
                <text:p>-3.93602363534529</text:p>
              </table:table-cell>
            </table:table-row>
            <table:table-row>
              <table:table-cell office:value-type="float" office:value="6.84510182456397">
                <text:p>10</text:p>
              </table:table-cell>
              <table:table-cell office:value-type="float" office:value="0.095139009660581">
                <text:p>0.095139009660581</text:p>
              </table:table-cell>
              <table:table-cell office:value-type="float" office:value="-1.80606733285864">
                <text:p>-1.80606733285864</text:p>
              </table:table-cell>
              <table:table-cell office:value-type="float" office:value="-1.80615346756123">
                <text:p>-1.80615346756123</text:p>
              </table:table-cell>
              <table:table-cell office:value-type="float" office:value="-1.80595472094107">
                <text:p>-1.80595472094107</text:p>
              </table:table-cell>
            </table:table-row>
            <table:table-row>
              <table:table-cell office:value-type="float" office:value="6.90309047557296">
                <text:p>10</text:p>
              </table:table-cell>
              <table:table-cell office:value-type="float" office:value="0.223248991638434">
                <text:p>0.223248991638434</text:p>
              </table:table-cell>
              <table:table-cell office:value-type="float" office:value="-1.80617997398389">
                <text:p>-1.80617997398389</text:p>
              </table:table-cell>
              <table:table-cell office:value-type="float" office:value="-1.80617997398389">
                <text:p>-1.80617997398389</text:p>
              </table:table-cell>
              <table:table-cell office:value-type="float" office:value="-1.80629264433197">
                <text:p>-1.80629264433197</text:p>
              </table:table-cell>
            </table:table-row>
            <table:table-row>
              <table:table-cell office:value-type="float" office:value="6.95424304024337">
                <text:p>10</text:p>
              </table:table-cell>
              <table:table-cell office:value-type="float" office:value="0.387095980905505">
                <text:p>0.387095980905505</text:p>
              </table:table-cell>
              <table:table-cell office:value-type="float" office:value="-1.80620648202442">
                <text:p>-1.80620648202442</text:p>
              </table:table-cell>
              <table:table-cell office:value-type="float" office:value="-1.80620648202442">
                <text:p>-1.80620648202442</text:p>
              </table:table-cell>
              <table:table-cell office:value-type="float" office:value="-1.80617997398389">
                <text:p>-1.80617997398389</text:p>
              </table:table-cell>
            </table:table-row>
            <table:table-row>
              <table:table-cell office:value-type="float" office:value="7.00000447321013">
                <text:p>10</text:p>
              </table:table-cell>
              <table:table-cell office:value-type="float" office:value="0.206816072052841">
                <text:p>0.206816072052841</text:p>
              </table:table-cell>
              <table:table-cell office:value-type="float" office:value="-1.80612696275625">
                <text:p>-1.80612696275625</text:p>
              </table:table-cell>
              <table:table-cell office:value-type="float" office:value="-1.80615346756123">
                <text:p>-1.80615346756123</text:p>
              </table:table-cell>
              <table:table-cell office:value-type="float" office:value="-1.50512347189725">
                <text:p>-1.50512347189725</text:p>
              </table:table-cell>
            </table:table-row>
            <table:table-row>
              <table:table-cell office:value-type="float" office:value="7.30103006080815">
                <text:p>10</text:p>
              </table:table-cell>
              <table:table-cell office:value-type="float" office:value="0.60098676290513">
                <text:p>0.60098676290513</text:p>
              </table:table-cell>
              <table:table-cell office:value-type="float" office:value="-1.50514997831991">
                <text:p>-1.50514997831991</text:p>
              </table:table-cell>
              <table:table-cell office:value-type="float" office:value="-1.50510690620458">
                <text:p>-1.50510690620458</text:p>
              </table:table-cell>
              <table:table-cell office:value-type="float" office:value="-1.80617997398389">
                <text:p>-1.80617997398389</text:p>
              </table:table-cell>
            </table:table-row>
            <table:table-row>
              <table:table-cell office:value-type="float" office:value="7.47712158767864">
                <text:p>10</text:p>
              </table:table-cell>
              <table:table-cell office:value-type="float" office:value="0.646155093985811">
                <text:p>0.646155093985811</text:p>
              </table:table-cell>
              <table:table-cell office:value-type="float" office:value="-1.80610045956874">
                <text:p>-1.80610045956874</text:p>
              </table:table-cell>
              <table:table-cell office:value-type="float" office:value="-1.50509365410538">
                <text:p>-1.50509365410538</text:p>
              </table:table-cell>
              <table:table-cell office:value-type="float" office:value="-1.32902116897624">
                <text:p>-1.32902116897624</text:p>
              </table:table-cell>
            </table:table-row>
            <table:table-row>
              <table:table-cell office:value-type="float" office:value="7.60206132678144">
                <text:p>10</text:p>
              </table:table-cell>
              <table:table-cell office:value-type="float" office:value="0.617103591933953">
                <text:p>0.617103591933953</text:p>
              </table:table-cell>
              <table:table-cell office:value-type="float" office:value="-1.50514997831991">
                <text:p>-1.50514997831991</text:p>
              </table:table-cell>
              <table:table-cell office:value-type="float" office:value="-1.32904988361025">
                <text:p>-1.32904988361025</text:p>
              </table:table-cell>
              <table:table-cell office:value-type="float" office:value="-1.50510690620458">
                <text:p>-1.50510690620458</text:p>
              </table:table-cell>
            </table:table-row>
            <table:table-row>
              <table:table-cell office:value-type="float" office:value="7.69897055154672">
                <text:p>10</text:p>
              </table:table-cell>
              <table:table-cell office:value-type="float" office:value="1.01640664005959">
                <text:p>1.01640664005959</text:p>
              </table:table-cell>
              <table:table-cell office:value-type="float" office:value="-1.50275437976897">
                <text:p>-1.50275437976897</text:p>
              </table:table-cell>
              <table:table-cell office:value-type="float" office:value="-1.32904988361025">
                <text:p>-1.32904988361025</text:p>
              </table:table-cell>
              <table:table-cell office:value-type="float" office:value="-1.32903221284157">
                <text:p>-1.32903221284157</text:p>
              </table:table-cell>
            </table:table-row>
            <table:table-row>
              <table:table-cell office:value-type="float" office:value="7.77815133000429">
                <text:p>10</text:p>
              </table:table-cell>
              <table:table-cell office:value-type="float" office:value="1.25631300108554">
                <text:p>1.25631300108554</text:p>
              </table:table-cell>
              <table:table-cell office:value-type="float" office:value="-1.32902116897624">
                <text:p>-1.32902116897624</text:p>
              </table:table-cell>
              <table:table-cell office:value-type="float" office:value="-1.20409844606429">
                <text:p>-1.20409844606429</text:p>
              </table:table-cell>
              <table:table-cell office:value-type="float" office:value="-1.32903883929557">
                <text:p>-1.32903883929557</text:p>
              </table:table-cell>
            </table:table-row>
            <table:table-row>
              <table:table-cell office:value-type="float" office:value="7.84509826956985">
                <text:p>10</text:p>
              </table:table-cell>
              <table:table-cell office:value-type="float" office:value="1.07847907693794">
                <text:p>1.07847907693794</text:p>
              </table:table-cell>
              <table:table-cell office:value-type="float" office:value="-1.32903883929557">
                <text:p>-1.32903883929557</text:p>
              </table:table-cell>
              <table:table-cell office:value-type="float" office:value="-1.32903221284157">
                <text:p>-1.32903221284157</text:p>
              </table:table-cell>
              <table:table-cell office:value-type="float" office:value="-1.32903221284157">
                <text:p>-1.32903221284157</text:p>
              </table:table-cell>
            </table:table-row>
            <table:table-row>
              <table:table-cell office:value-type="float" office:value="7.90309036157077">
                <text:p>10</text:p>
              </table:table-cell>
              <table:table-cell office:value-type="float" office:value="1.23061938610352">
                <text:p>1.23061938610352</text:p>
              </table:table-cell>
              <table:table-cell office:value-type="float" office:value="-1.50509696709227">
                <text:p>-1.50509696709227</text:p>
              </table:table-cell>
              <table:table-cell office:value-type="float" office:value="-1.32903000404604">
                <text:p>-1.32903000404604</text:p>
              </table:table-cell>
              <table:table-cell office:value-type="float" office:value="-1.32905871926422">
                <text:p>-1.32905871926422</text:p>
              </table:table-cell>
            </table:table-row>
            <table:table-row>
              <table:table-cell office:value-type="float" office:value="7.95424274588848">
                <text:p>10</text:p>
              </table:table-cell>
              <table:table-cell office:value-type="float" office:value="1.22351592358311">
                <text:p>1.22351592358311</text:p>
              </table:table-cell>
              <table:table-cell office:value-type="float" office:value="-1.20411998265592">
                <text:p>-1.20411998265592</text:p>
              </table:table-cell>
              <table:table-cell office:value-type="float" office:value="-1.20409181963557">
                <text:p>-1.20409181963557</text:p>
              </table:table-cell>
              <table:table-cell office:value-type="float" office:value="-1.20407856708143">
                <text:p>-1.20407856708143</text:p>
              </table:table-cell>
            </table:table-row>
            <table:table-row>
              <table:table-cell office:value-type="float" office:value="8.00000021280424">
                <text:p>10</text:p>
              </table:table-cell>
              <table:table-cell office:value-type="float" office:value="1.47619177136535">
                <text:p>1.47619177136535</text:p>
              </table:table-cell>
              <table:table-cell office:value-type="float" office:value="-1.20408519330795">
                <text:p>-1.20408519330795</text:p>
              </table:table-cell>
              <table:table-cell office:value-type="float" office:value="-1.20409181963557">
                <text:p>-1.20409181963557</text:p>
              </table:table-cell>
              <table:table-cell office:value-type="float" office:value="-1.20409181963557">
                <text:p>-1.20409181963557</text:p>
              </table:table-cell>
            </table:table-row>
            <table:table-row>
              <table:table-cell office:value-type="float" office:value="8.30103006732256">
                <text:p>10</text:p>
              </table:table-cell>
              <table:table-cell office:value-type="float" office:value="1.44992827995483">
                <text:p>1.44992827995483</text:p>
              </table:table-cell>
              <table:table-cell office:value-type="float" office:value="-1.20409181963557">
                <text:p>-1.20409181963557</text:p>
              </table:table-cell>
              <table:table-cell office:value-type="float" office:value="-1.20408519330795">
                <text:p>-1.20408519330795</text:p>
              </table:table-cell>
              <table:table-cell office:value-type="float" office:value="-0.903065137173307">
                <text:p>-0.903065137173307</text:p>
              </table:table-cell>
            </table:table-row>
            <table:table-row>
              <table:table-cell office:value-type="float" office:value="8.47712142698977">
                <text:p>10</text:p>
              </table:table-cell>
              <table:table-cell office:value-type="float" office:value="1.85166547075094">
                <text:p>1.85166547075094</text:p>
              </table:table-cell>
              <table:table-cell office:value-type="float" office:value="-0.903055197643965">
                <text:p>-0.903055197643965</text:p>
              </table:table-cell>
              <table:table-cell office:value-type="float" office:value="-1.02801105247205">
                <text:p>-1.02801105247205</text:p>
              </table:table-cell>
              <table:table-cell office:value-type="float" office:value="-0.96105448091894">
                <text:p>-0.96105448091894</text:p>
              </table:table-cell>
            </table:table-row>
            <table:table-row>
              <table:table-cell office:value-type="float" office:value="8.60206003801462">
                <text:p>10</text:p>
              </table:table-cell>
              <table:table-cell office:value-type="float" office:value="1.89988458327152">
                <text:p>1.89988458327152</text:p>
              </table:table-cell>
              <table:table-cell office:value-type="float" office:value="-0.961069627215064">
                <text:p>-0.961069627215064</text:p>
              </table:table-cell>
              <table:table-cell office:value-type="float" office:value="-1.02800553039195">
                <text:p>-1.02800553039195</text:p>
              </table:table-cell>
              <table:table-cell office:value-type="float" office:value="-0.903065965477687">
                <text:p>-0.903065965477687</text:p>
              </table:table-cell>
            </table:table-row>
            <table:table-row>
              <table:table-cell office:value-type="float" office:value="8.69897005384559">
                <text:p>10</text:p>
              </table:table-cell>
              <table:table-cell office:value-type="float" office:value="1.88279465115498">
                <text:p>1.88279465115498</text:p>
              </table:table-cell>
              <table:table-cell office:value-type="float" office:value="-0.903069278711005">
                <text:p>-0.903069278711005</text:p>
              </table:table-cell>
              <table:table-cell office:value-type="float" office:value="-0.903065137173307">
                <text:p>-0.903065137173307</text:p>
              </table:table-cell>
              <table:table-cell office:value-type="float" office:value="-0.851906540542075">
                <text:p>-0.851906540542075</text:p>
              </table:table-cell>
            </table:table-row>
            <table:table-row>
              <table:table-cell office:value-type="float" office:value="8.7781512641363">
                <text:p>10</text:p>
              </table:table-cell>
              <table:table-cell office:value-type="float" office:value="1.53903809493247">
                <text:p>1.53903809493247</text:p>
              </table:table-cell>
              <table:table-cell office:value-type="float" office:value="-0.806144190695486">
                <text:p>-0.806144190695486</text:p>
              </table:table-cell>
              <table:table-cell office:value-type="float" office:value="-0.851919057134966">
                <text:p>-0.851919057134966</text:p>
              </table:table-cell>
              <table:table-cell office:value-type="float" office:value="-0.903075905253474">
                <text:p>-0.903075905253474</text:p>
              </table:table-cell>
            </table:table-row>
            <table:table-row>
              <table:table-cell office:value-type="float" office:value="8.84509804063468">
                <text:p>10</text:p>
              </table:table-cell>
              <table:table-cell office:value-type="float" office:value="2.16148213971403">
                <text:p>2.16148213971403</text:p>
              </table:table-cell>
              <table:table-cell office:value-type="float" office:value="-0.726982161232519">
                <text:p>-0.726982161232519</text:p>
              </table:table-cell>
              <table:table-cell office:value-type="float" office:value="-0.764759577604048">
                <text:p>-0.764759577604048</text:p>
              </table:table-cell>
              <table:table-cell office:value-type="float" office:value="-0.806144190695486">
                <text:p>-0.806144190695486</text:p>
              </table:table-cell>
            </table:table-row>
            <table:table-row>
              <table:table-cell office:value-type="float" office:value="8.90309002119263">
                <text:p>10</text:p>
              </table:table-cell>
              <table:table-cell office:value-type="float" office:value="1.87286368204703">
                <text:p>1.87286368204703</text:p>
              </table:table-cell>
              <table:table-cell office:value-type="float" office:value="-0.80615479284394">
                <text:p>-0.80615479284394</text:p>
              </table:table-cell>
              <table:table-cell office:value-type="float" office:value="-0.851897705517218">
                <text:p>-0.851897705517218</text:p>
              </table:table-cell>
              <table:table-cell office:value-type="float" office:value="-0.806157443421498">
                <text:p>-0.806157443421498</text:p>
              </table:table-cell>
            </table:table-row>
            <table:table-row>
              <table:table-cell office:value-type="float" office:value="8.95424251474737">
                <text:p>10</text:p>
              </table:table-cell>
              <table:table-cell office:value-type="float" office:value="2.07837000117776">
                <text:p>2.07837000117776</text:p>
              </table:table-cell>
              <table:table-cell office:value-type="float" office:value="-0.692205018050885">
                <text:p>-0.692205018050885</text:p>
              </table:table-cell>
              <table:table-cell office:value-type="float" office:value="-0.851918320854811">
                <text:p>-0.851918320854811</text:p>
              </table:table-cell>
              <table:table-cell office:value-type="float" office:value="-0.903079218562626">
                <text:p>-0.903079218562626</text:p>
              </table:table-cell>
            </table:table-row>
            <table:table-row>
              <table:table-cell office:value-type="float" office:value="9.00000004212656">
                <text:p>10</text:p>
              </table:table-cell>
              <table:table-cell office:value-type="float" office:value="2.46885273756676">
                <text:p>2.46885273756676</text:p>
              </table:table-cell>
              <table:table-cell office:value-type="float" office:value="-0.692210624978034">
                <text:p>-0.692210624978034</text:p>
              </table:table-cell>
              <table:table-cell office:value-type="float" office:value="-0.630063092026906">
                <text:p>-0.630063092026906</text:p>
              </table:table-cell>
              <table:table-cell office:value-type="float" office:value="-0.630063092026906">
                <text:p>-0.630063092026906</text:p>
              </table:table-cell>
            </table:table-row>
            <table:table-row>
              <table:table-cell office:value-type="float" office:value="9.3010299980526">
                <text:p>10</text:p>
              </table:table-cell>
              <table:table-cell office:value-type="float" office:value="2.63264383238418">
                <text:p>2.63264383238418</text:p>
              </table:table-cell>
              <table:table-cell office:value-type="float" office:value="-0.602032242456435">
                <text:p>-0.602032242456435</text:p>
              </table:table-cell>
              <table:table-cell office:value-type="float" office:value="-0.527404400487057">
                <text:p>-0.527404400487057</text:p>
              </table:table-cell>
              <table:table-cell office:value-type="float" office:value="-0.483930070787406">
                <text:p>-0.483930070787406</text:p>
              </table:table-cell>
            </table:table-row>
            <table:table-row>
              <table:table-cell office:value-type="float" office:value="9.47712126586655">
                <text:p>10</text:p>
              </table:table-cell>
              <table:table-cell office:value-type="float" office:value="2.76889684350364">
                <text:p>2.76889684350364</text:p>
              </table:table-cell>
              <table:table-cell office:value-type="float" office:value="-0.463735907171872">
                <text:p>-0.463735907171872</text:p>
              </table:table-cell>
              <table:table-cell office:value-type="float" office:value="-0.408094200003116">
                <text:p>-0.408094200003116</text:p>
              </table:table-cell>
              <table:table-cell office:value-type="float" office:value="-0.463739521631408">
                <text:p>-0.463739521631408</text:p>
              </table:table-cell>
            </table:table-row>
            <table:table-row>
              <table:table-cell office:value-type="float" office:value="9.60205999208798">
                <text:p>10</text:p>
              </table:table-cell>
              <table:table-cell office:value-type="float" office:value="3.0710306804479">
                <text:p>3.0710306804479</text:p>
              </table:table-cell>
              <table:table-cell office:value-type="float" office:value="-0.358997092823031">
                <text:p>-0.358997092823031</text:p>
              </table:table-cell>
              <table:table-cell office:value-type="float" office:value="-0.391176806401326">
                <text:p>-0.391176806401326</text:p>
              </table:table-cell>
              <table:table-cell office:value-type="float" office:value="-0.262086559167315">
                <text:p>-0.262086559167315</text:p>
              </table:table-cell>
            </table:table-row>
            <table:table-row>
              <table:table-cell office:value-type="float" office:value="9.69897004750489">
                <text:p>10</text:p>
              </table:table-cell>
              <table:table-cell office:value-type="float" office:value="2.7065523975232">
                <text:p>2.7065523975232</text:p>
              </table:table-cell>
              <table:table-cell office:value-type="float" office:value="-0.425942225849623">
                <text:p>-0.425942225849623</text:p>
              </table:table-cell>
              <table:table-cell office:value-type="float" office:value="-0.373296179791615">
                <text:p>-0.373296179791615</text:p>
              </table:table-cell>
              <table:table-cell office:value-type="float" office:value="-0.301004938769496">
                <text:p>-0.301004938769496</text:p>
              </table:table-cell>
            </table:table-row>
            <table:table-row>
              <table:table-cell office:value-type="float" office:value="9.7781512568256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-0.359002062673009">
                <text:p>-0.359002062673009</text:p>
              </table:table-cell>
              <table:table-cell office:value-type="float" office:value="-0.343754327180423">
                <text:p>-0.343754327180423</text:p>
              </table:table-cell>
              <table:table-cell office:value-type="float" office:value="-0.274678058629085">
                <text:p>-0.274678058629085</text:p>
              </table:table-cell>
            </table:table-row>
            <table:table-row>
              <table:table-cell office:value-type="float" office:value="9.845098040820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-0.31479305625855">
                <text:p>-0.31479305625855</text:p>
              </table:table-cell>
              <table:table-cell office:value-type="float" office:value="-0.182833974515445">
                <text:p>-0.182833974515445</text:p>
              </table:table-cell>
              <table:table-cell office:value-type="float" office:value="-0.172685628391703">
                <text:p>-0.172685628391703</text:p>
              </table:table-cell>
            </table:table-row>
            <table:table-row>
              <table:table-cell office:value-type="float" office:value="9.9030899913891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-0.249848942064275">
                <text:p>-0.249848942064275</text:p>
              </table:table-cell>
              <table:table-cell office:value-type="float" office:value="-0.274680787178763">
                <text:p>-0.274680787178763</text:p>
              </table:table-cell>
              <table:table-cell office:value-type="float" office:value="-0.328791961742104">
                <text:p>-0.328791961742104</text:p>
              </table:table-cell>
            </table:table-row>
            <table:table-row>
              <table:table-cell office:value-type="float" office:value="9.9542425242535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-0.143319438924785">
                <text:p>-0.143319438924785</text:p>
              </table:table-cell>
              <table:table-cell office:value-type="float" office:value="-0.274676499465537">
                <text:p>-0.274676499465537</text:p>
              </table:table-cell>
              <table:table-cell office:value-type="float" office:value="-0.274676694360675">
                <text:p>-0.274676694360675</text:p>
              </table:table-cell>
            </table:table-row>
            <table:table-row>
              <table:table-cell office:value-type="float" office:value="10.000000000825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-0.162712688644197">
                <text:p>-0.162712688644197</text:p>
              </table:table-cell>
              <table:table-cell office:value-type="float" office:value="-0.274671627115528">
                <text:p>-0.274671627115528</text:p>
              </table:table-cell>
              <table:table-cell office:value-type="float" office:value="-0.090150888512116">
                <text:p>-0.090150888512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